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381" style:family="table">
      <style:table-properties style:width="6.3in" table:align="left" style:writing-mode="lr-tb"/>
    </style:style>
    <style:style style:name="Table381.A" style:family="table-column">
      <style:table-column-properties style:column-width="6.3in"/>
    </style:style>
    <style:style style:name="Table381.1" style:family="table-row">
      <style:table-row-properties fo:keep-together="auto"/>
    </style:style>
    <style:style style:name="Table381.A1" style:family="table-cell">
      <style:table-cell-properties style:vertical-align="middle" fo:background-color="#7a5ada" fo:padding="0in" fo:border="none" style:writing-mode="lr-tb">
        <style:background-image/>
      </style:table-cell-properties>
    </style:style>
    <style:style style:name="Table381.A2" style:family="table-cell">
      <style:table-cell-properties style:vertical-align="middle" fo:background-color="#eeeeff" fo:padding="0in" fo:border="none" style:writing-mode="lr-tb">
        <style:background-image/>
      </style:table-cell-properties>
    </style:style>
    <style:style style:name="Table382" style:family="table">
      <style:table-properties style:width="6.3in" table:align="left" style:writing-mode="lr-tb"/>
    </style:style>
    <style:style style:name="Table382.A" style:family="table-column">
      <style:table-column-properties style:column-width="6.3in"/>
    </style:style>
    <style:style style:name="Table382.1" style:family="table-row">
      <style:table-row-properties fo:keep-together="auto"/>
    </style:style>
    <style:style style:name="Table382.A1" style:family="table-cell">
      <style:table-cell-properties style:vertical-align="middle" fo:background-color="#7a5ada" fo:padding="0in" fo:border="none" style:writing-mode="lr-tb">
        <style:background-image/>
      </style:table-cell-properties>
    </style:style>
    <style:style style:name="Table382.A2" style:family="table-cell">
      <style:table-cell-properties style:vertical-align="middle" fo:background-color="#eeeeff" fo:padding="0in" fo:border="none" style:writing-mode="lr-tb">
        <style:background-image/>
      </style:table-cell-properties>
    </style:style>
    <style:style style:name="Table383" style:family="table">
      <style:table-properties style:width="6.3in" table:align="left" style:writing-mode="lr-tb"/>
    </style:style>
    <style:style style:name="Table383.A" style:family="table-column">
      <style:table-column-properties style:column-width="6.3in"/>
    </style:style>
    <style:style style:name="Table383.1" style:family="table-row">
      <style:table-row-properties fo:keep-together="auto"/>
    </style:style>
    <style:style style:name="Table383.A1" style:family="table-cell">
      <style:table-cell-properties style:vertical-align="middle" fo:background-color="#7a5ada" fo:padding="0in" fo:border="none" style:writing-mode="lr-tb">
        <style:background-image/>
      </style:table-cell-properties>
    </style:style>
    <style:style style:name="Table383.A2" style:family="table-cell">
      <style:table-cell-properties style:vertical-align="middle" fo:background-color="#eeeeff" fo:padding="0in" fo:border="none" style:writing-mode="lr-tb">
        <style:background-image/>
      </style:table-cell-properties>
    </style:style>
    <style:style style:name="Table384" style:family="table">
      <style:table-properties style:width="6.3in" table:align="left" style:writing-mode="lr-tb"/>
    </style:style>
    <style:style style:name="Table384.A" style:family="table-column">
      <style:table-column-properties style:column-width="6.3in"/>
    </style:style>
    <style:style style:name="Table384.1" style:family="table-row">
      <style:table-row-properties fo:keep-together="auto"/>
    </style:style>
    <style:style style:name="Table384.A1" style:family="table-cell">
      <style:table-cell-properties style:vertical-align="middle" fo:background-color="#7a5ada" fo:padding="0in" fo:border="none" style:writing-mode="lr-tb">
        <style:background-image/>
      </style:table-cell-properties>
    </style:style>
    <style:style style:name="Table384.A2" style:family="table-cell">
      <style:table-cell-properties style:vertical-align="middle" fo:background-color="#eeeeff" fo:padding="0in" fo:border="none" style:writing-mode="lr-tb">
        <style:background-image/>
      </style:table-cell-properties>
    </style:style>
    <style:style style:name="Table385" style:family="table">
      <style:table-properties style:width="6.3in" table:align="left" style:writing-mode="lr-tb"/>
    </style:style>
    <style:style style:name="Table385.A" style:family="table-column">
      <style:table-column-properties style:column-width="6.3in"/>
    </style:style>
    <style:style style:name="Table385.1" style:family="table-row">
      <style:table-row-properties fo:keep-together="auto"/>
    </style:style>
    <style:style style:name="Table385.A1" style:family="table-cell">
      <style:table-cell-properties style:vertical-align="middle" fo:background-color="#7a5ada" fo:padding="0in" fo:border="none" style:writing-mode="lr-tb">
        <style:background-image/>
      </style:table-cell-properties>
    </style:style>
    <style:style style:name="Table385.A2" style:family="table-cell">
      <style:table-cell-properties style:vertical-align="middle" fo:background-color="#eeeeff" fo:padding="0in" fo:border="none" style:writing-mode="lr-tb">
        <style:background-image/>
      </style:table-cell-properties>
    </style:style>
    <style:style style:name="Table386" style:family="table">
      <style:table-properties style:width="6.3in" table:align="left" style:writing-mode="lr-tb"/>
    </style:style>
    <style:style style:name="Table386.A" style:family="table-column">
      <style:table-column-properties style:column-width="6.3in"/>
    </style:style>
    <style:style style:name="Table386.1" style:family="table-row">
      <style:table-row-properties fo:keep-together="auto"/>
    </style:style>
    <style:style style:name="Table386.A1" style:family="table-cell">
      <style:table-cell-properties style:vertical-align="middle" fo:background-color="#7a5ada" fo:padding="0in" fo:border="none" style:writing-mode="lr-tb">
        <style:background-image/>
      </style:table-cell-properties>
    </style:style>
    <style:style style:name="Table386.A2" style:family="table-cell">
      <style:table-cell-properties style:vertical-align="middle" fo:background-color="#eeeeff" fo:padding="0in" fo:border="none" style:writing-mode="lr-tb">
        <style:background-image/>
      </style:table-cell-properties>
    </style:style>
    <style:style style:name="Table387" style:family="table">
      <style:table-properties style:width="6.3in" table:align="left" style:writing-mode="lr-tb"/>
    </style:style>
    <style:style style:name="Table387.A" style:family="table-column">
      <style:table-column-properties style:column-width="6.3in"/>
    </style:style>
    <style:style style:name="Table387.1" style:family="table-row">
      <style:table-row-properties fo:keep-together="auto"/>
    </style:style>
    <style:style style:name="Table387.A1" style:family="table-cell">
      <style:table-cell-properties style:vertical-align="middle" fo:background-color="#7a5ada" fo:padding="0in" fo:border="none" style:writing-mode="lr-tb">
        <style:background-image/>
      </style:table-cell-properties>
    </style:style>
    <style:style style:name="Table387.A2" style:family="table-cell">
      <style:table-cell-properties style:vertical-align="middle" fo:background-color="#eeeeff" fo:padding="0in" fo:border="none" style:writing-mode="lr-tb">
        <style:background-image/>
      </style:table-cell-properties>
    </style:style>
    <style:style style:name="Table388" style:family="table">
      <style:table-properties style:width="6.3in" table:align="left" style:writing-mode="lr-tb"/>
    </style:style>
    <style:style style:name="Table388.A" style:family="table-column">
      <style:table-column-properties style:column-width="6.3in"/>
    </style:style>
    <style:style style:name="Table388.1" style:family="table-row">
      <style:table-row-properties fo:keep-together="auto"/>
    </style:style>
    <style:style style:name="Table388.A1" style:family="table-cell">
      <style:table-cell-properties style:vertical-align="middle" fo:background-color="#7a5ada" fo:padding="0in" fo:border="none" style:writing-mode="lr-tb">
        <style:background-image/>
      </style:table-cell-properties>
    </style:style>
    <style:style style:name="Table388.A2" style:family="table-cell">
      <style:table-cell-properties style:vertical-align="middle" fo:background-color="#eeeeff" fo:padding="0in" fo:border="none" style:writing-mode="lr-tb">
        <style:background-image/>
      </style:table-cell-properties>
    </style:style>
    <style:style style:name="Table389" style:family="table">
      <style:table-properties style:width="6.3in" table:align="left" style:writing-mode="lr-tb"/>
    </style:style>
    <style:style style:name="Table389.A" style:family="table-column">
      <style:table-column-properties style:column-width="6.3in"/>
    </style:style>
    <style:style style:name="Table389.1" style:family="table-row">
      <style:table-row-properties fo:keep-together="auto"/>
    </style:style>
    <style:style style:name="Table389.A1" style:family="table-cell">
      <style:table-cell-properties style:vertical-align="middle" fo:background-color="#7a5ada" fo:padding="0in" fo:border="none" style:writing-mode="lr-tb">
        <style:background-image/>
      </style:table-cell-properties>
    </style:style>
    <style:style style:name="Table389.A2" style:family="table-cell">
      <style:table-cell-properties style:vertical-align="middle" fo:background-color="#eeeeff" fo:padding="0in" fo:border="none" style:writing-mode="lr-tb">
        <style:background-image/>
      </style:table-cell-properties>
    </style:style>
    <style:style style:name="Table390" style:family="table">
      <style:table-properties style:width="6.3in" table:align="left" style:writing-mode="lr-tb"/>
    </style:style>
    <style:style style:name="Table390.A" style:family="table-column">
      <style:table-column-properties style:column-width="6.3in"/>
    </style:style>
    <style:style style:name="Table390.1" style:family="table-row">
      <style:table-row-properties fo:keep-together="auto"/>
    </style:style>
    <style:style style:name="Table390.A1" style:family="table-cell">
      <style:table-cell-properties style:vertical-align="middle" fo:background-color="#ffbbbb" fo:padding="0in" fo:border="none" style:writing-mode="lr-tb">
        <style:background-image/>
      </style:table-cell-properties>
    </style:style>
    <style:style style:name="Table391" style:family="table">
      <style:table-properties style:width="6.3in" table:align="left" style:writing-mode="lr-tb"/>
    </style:style>
    <style:style style:name="Table391.A" style:family="table-column">
      <style:table-column-properties style:column-width="6.3in"/>
    </style:style>
    <style:style style:name="Table391.1" style:family="table-row">
      <style:table-row-properties fo:keep-together="auto"/>
    </style:style>
    <style:style style:name="Table391.A1" style:family="table-cell">
      <style:table-cell-properties style:vertical-align="middle" fo:background-color="#7a5ada" fo:padding="0in" fo:border="none" style:writing-mode="lr-tb">
        <style:background-image/>
      </style:table-cell-properties>
    </style:style>
    <style:style style:name="Table391.A2" style:family="table-cell">
      <style:table-cell-properties style:vertical-align="middle" fo:background-color="#eeeeff" fo:padding="0in" fo:border="none" style:writing-mode="lr-tb">
        <style:background-image/>
      </style:table-cell-properties>
    </style:style>
    <style:style style:name="Table392" style:family="table">
      <style:table-properties style:width="6.3in" table:align="left" style:writing-mode="lr-tb"/>
    </style:style>
    <style:style style:name="Table392.A" style:family="table-column">
      <style:table-column-properties style:column-width="6.3in"/>
    </style:style>
    <style:style style:name="Table392.1" style:family="table-row">
      <style:table-row-properties fo:keep-together="auto"/>
    </style:style>
    <style:style style:name="Table392.A1" style:family="table-cell">
      <style:table-cell-properties style:vertical-align="middle" fo:background-color="#7a5ada" fo:padding="0in" fo:border="none" style:writing-mode="lr-tb">
        <style:background-image/>
      </style:table-cell-properties>
    </style:style>
    <style:style style:name="Table392.A2" style:family="table-cell">
      <style:table-cell-properties style:vertical-align="middle" fo:background-color="#eeeeff" fo:padding="0in" fo:border="none" style:writing-mode="lr-tb">
        <style:background-image/>
      </style:table-cell-properties>
    </style:style>
    <style:style style:name="Table393" style:family="table">
      <style:table-properties style:width="6.3in" table:align="left" style:writing-mode="lr-tb"/>
    </style:style>
    <style:style style:name="Table393.A" style:family="table-column">
      <style:table-column-properties style:column-width="6.3in"/>
    </style:style>
    <style:style style:name="Table393.1" style:family="table-row">
      <style:table-row-properties fo:keep-together="auto"/>
    </style:style>
    <style:style style:name="Table393.A1" style:family="table-cell">
      <style:table-cell-properties style:vertical-align="middle" fo:background-color="#7a5ada" fo:padding="0in" fo:border="none" style:writing-mode="lr-tb">
        <style:background-image/>
      </style:table-cell-properties>
    </style:style>
    <style:style style:name="Table393.A2" style:family="table-cell">
      <style:table-cell-properties style:vertical-align="middle" fo:background-color="#eeeeff" fo:padding="0in" fo:border="none" style:writing-mode="lr-tb">
        <style:background-image/>
      </style:table-cell-properties>
    </style:style>
    <style:style style:name="Table394" style:family="table">
      <style:table-properties style:width="6.3in" table:align="left" style:writing-mode="lr-tb"/>
    </style:style>
    <style:style style:name="Table394.A" style:family="table-column">
      <style:table-column-properties style:column-width="6.3in"/>
    </style:style>
    <style:style style:name="Table394.1" style:family="table-row">
      <style:table-row-properties fo:keep-together="auto"/>
    </style:style>
    <style:style style:name="Table394.A1" style:family="table-cell">
      <style:table-cell-properties style:vertical-align="middle" fo:background-color="#7a5ada" fo:padding="0in" fo:border="none" style:writing-mode="lr-tb">
        <style:background-image/>
      </style:table-cell-properties>
    </style:style>
    <style:style style:name="Table394.A2" style:family="table-cell">
      <style:table-cell-properties style:vertical-align="middle" fo:background-color="#eeeeff" fo:padding="0in" fo:border="none" style:writing-mode="lr-tb">
        <style:background-image/>
      </style:table-cell-properties>
    </style:style>
    <style:style style:name="Table395" style:family="table">
      <style:table-properties style:width="3.7889in" fo:margin-left="-0.0313in" table:align="left" style:writing-mode="lr-tb"/>
    </style:style>
    <style:style style:name="Table395.A" style:family="table-column">
      <style:table-column-properties style:column-width="3.7889in"/>
    </style:style>
    <style:style style:name="Table395.1" style:family="table-row">
      <style:table-row-properties fo:keep-together="auto"/>
    </style:style>
    <style:style style:name="Table395.A1" style:family="table-cell">
      <style:table-cell-properties style:vertical-align="middle" fo:padding="0.0104in" fo:border="none" style:writing-mode="lr-tb"/>
    </style:style>
    <style:style style:name="Table396" style:family="table">
      <style:table-properties style:width="3.6965in" fo:margin-left="-0.0313in" table:align="left" style:writing-mode="lr-tb"/>
    </style:style>
    <style:style style:name="Table396.A" style:family="table-column">
      <style:table-column-properties style:column-width="3.6965in"/>
    </style:style>
    <style:style style:name="Table396.1" style:family="table-row">
      <style:table-row-properties fo:keep-together="auto"/>
    </style:style>
    <style:style style:name="Table396.A1" style:family="table-cell">
      <style:table-cell-properties style:vertical-align="middle" fo:padding="0.0104in" fo:border="none" style:writing-mode="lr-tb"/>
    </style:style>
    <style:style style:name="Table397" style:family="table">
      <style:table-properties style:width="6.3625in" fo:margin-left="-0.0313in" table:align="left" style:writing-mode="lr-tb"/>
    </style:style>
    <style:style style:name="Table397.A" style:family="table-column">
      <style:table-column-properties style:column-width="1.8903in"/>
    </style:style>
    <style:style style:name="Table397.B" style:family="table-column">
      <style:table-column-properties style:column-width="0.8201in"/>
    </style:style>
    <style:style style:name="Table397.C" style:family="table-column">
      <style:table-column-properties style:column-width="3.6521in"/>
    </style:style>
    <style:style style:name="Table397.1" style:family="table-row">
      <style:table-row-properties fo:keep-together="auto"/>
    </style:style>
    <style:style style:name="Table397.A1" style:family="table-cell">
      <style:table-cell-properties style:vertical-align="middle" fo:background-color="#31206c" fo:padding="0.0104in" fo:border="none" style:writing-mode="lr-tb">
        <style:background-image/>
      </style:table-cell-properties>
    </style:style>
    <style:style style:name="Table397.A2" style:family="table-cell">
      <style:table-cell-properties style:vertical-align="middle" fo:padding="0.0104in" fo:border="none" style:writing-mode="lr-tb"/>
    </style:style>
    <style:style style:name="Table397.B2" style:family="table-cell">
      <style:table-cell-properties style:vertical-align="middle" fo:padding="0.0104in" fo:border="none" style:writing-mode="lr-tb"/>
    </style:style>
    <style:style style:name="Table397.C2" style:family="table-cell">
      <style:table-cell-properties style:vertical-align="middle" fo:padding="0.0104in" fo:border="none" style:writing-mode="lr-tb"/>
    </style:style>
    <style:style style:name="Table397.A3" style:family="table-cell">
      <style:table-cell-properties style:vertical-align="middle" fo:padding="0.0104in" fo:border="none" style:writing-mode="lr-tb"/>
    </style:style>
    <style:style style:name="Table397.B3" style:family="table-cell">
      <style:table-cell-properties style:vertical-align="middle" fo:padding="0.0104in" fo:border="none" style:writing-mode="lr-tb"/>
    </style:style>
    <style:style style:name="Table397.C3" style:family="table-cell">
      <style:table-cell-properties style:vertical-align="middle" fo:padding="0.0104in" fo:border="none" style:writing-mode="lr-tb"/>
    </style:style>
    <style:style style:name="Table397.A4" style:family="table-cell">
      <style:table-cell-properties style:vertical-align="middle" fo:padding="0.0104in" fo:border="none" style:writing-mode="lr-tb"/>
    </style:style>
    <style:style style:name="Table397.B4" style:family="table-cell">
      <style:table-cell-properties style:vertical-align="middle" fo:padding="0.0104in" fo:border="none" style:writing-mode="lr-tb"/>
    </style:style>
    <style:style style:name="Table397.C4" style:family="table-cell">
      <style:table-cell-properties style:vertical-align="middle" fo:padding="0.0104in" fo:border="none" style:writing-mode="lr-tb"/>
    </style:style>
    <style:style style:name="Table397.A5" style:family="table-cell">
      <style:table-cell-properties style:vertical-align="middle" fo:padding="0.0104in" fo:border="none" style:writing-mode="lr-tb"/>
    </style:style>
    <style:style style:name="Table397.B5" style:family="table-cell">
      <style:table-cell-properties style:vertical-align="middle" fo:padding="0.0104in" fo:border="none" style:writing-mode="lr-tb"/>
    </style:style>
    <style:style style:name="Table397.C5" style:family="table-cell">
      <style:table-cell-properties style:vertical-align="middle" fo:padding="0.0104in" fo:border="none" style:writing-mode="lr-tb"/>
    </style:style>
    <style:style style:name="Table1" style:family="table">
      <style:table-properties style:width="6.3in" table:align="left" style:writing-mode="lr-tb"/>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style:vertical-align="middle" fo:background-color="#7a5ada" fo:padding="0in" fo:border="none" style:writing-mode="lr-tb">
        <style:background-image/>
      </style:table-cell-properties>
    </style:style>
    <style:style style:name="Table1.A2" style:family="table-cell">
      <style:table-cell-properties style:vertical-align="middle" fo:background-color="#eeeeff" fo:padding="0in" fo:border="none" style:writing-mode="lr-tb">
        <style:background-image/>
      </style:table-cell-properties>
    </style:style>
    <style:style style:name="Table2" style:family="table">
      <style:table-properties style:width="6.3in" table:align="left" style:writing-mode="lr-tb"/>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style:vertical-align="middle" fo:background-color="#7a5ada" fo:padding="0in" fo:border="none" style:writing-mode="lr-tb">
        <style:background-image/>
      </style:table-cell-properties>
    </style:style>
    <style:style style:name="Table2.A2" style:family="table-cell">
      <style:table-cell-properties style:vertical-align="middle" fo:background-color="#eeeeff" fo:padding="0in" fo:border="none" style:writing-mode="lr-tb">
        <style:background-image/>
      </style:table-cell-properties>
    </style:style>
    <style:style style:name="Table3" style:family="table">
      <style:table-properties style:width="6.3in" table:align="left" style:writing-mode="lr-tb"/>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style:vertical-align="middle" fo:background-color="#7a5ada" fo:padding="0in" fo:border="none" style:writing-mode="lr-tb">
        <style:background-image/>
      </style:table-cell-properties>
    </style:style>
    <style:style style:name="Table3.A2" style:family="table-cell">
      <style:table-cell-properties style:vertical-align="middle" fo:background-color="#eeeeff" fo:padding="0in" fo:border="none" style:writing-mode="lr-tb">
        <style:background-image/>
      </style:table-cell-properties>
    </style:style>
    <style:style style:name="Table4" style:family="table">
      <style:table-properties style:width="6.3in" table:align="left" style:writing-mode="lr-tb"/>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style:vertical-align="middle" fo:background-color="#7a5ada" fo:padding="0in" fo:border="none" style:writing-mode="lr-tb">
        <style:background-image/>
      </style:table-cell-properties>
    </style:style>
    <style:style style:name="Table4.A2" style:family="table-cell">
      <style:table-cell-properties style:vertical-align="middle" fo:background-color="#eeeeff" fo:padding="0in" fo:border="none" style:writing-mode="lr-tb">
        <style:background-image/>
      </style:table-cell-properties>
    </style:style>
    <style:style style:name="Table5" style:family="table">
      <style:table-properties style:width="6.3in" table:align="left" style:writing-mode="lr-tb"/>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style:vertical-align="middle" fo:background-color="#7a5ada" fo:padding="0in" fo:border="none" style:writing-mode="lr-tb">
        <style:background-image/>
      </style:table-cell-properties>
    </style:style>
    <style:style style:name="Table5.A2" style:family="table-cell">
      <style:table-cell-properties style:vertical-align="middle" fo:background-color="#eeeeff" fo:padding="0in" fo:border="none" style:writing-mode="lr-tb">
        <style:background-image/>
      </style:table-cell-properties>
    </style:style>
    <style:style style:name="Table6" style:family="table">
      <style:table-properties style:width="6.3in" table:align="left" style:writing-mode="lr-tb"/>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style:vertical-align="middle" fo:background-color="#bbffbb" fo:padding="0in" fo:border="none" style:writing-mode="lr-tb">
        <style:background-image/>
      </style:table-cell-properties>
    </style:style>
    <style:style style:name="Table7" style:family="table">
      <style:table-properties style:width="6.3in" table:align="left" style:writing-mode="lr-tb"/>
    </style:style>
    <style:style style:name="Table7.A" style:family="table-column">
      <style:table-column-properties style:column-width="6.3in"/>
    </style:style>
    <style:style style:name="Table7.1" style:family="table-row">
      <style:table-row-properties fo:keep-together="auto"/>
    </style:style>
    <style:style style:name="Table7.A1" style:family="table-cell">
      <style:table-cell-properties style:vertical-align="middle" fo:background-color="#7a5ada" fo:padding="0in" fo:border="none" style:writing-mode="lr-tb">
        <style:background-image/>
      </style:table-cell-properties>
    </style:style>
    <style:style style:name="Table7.A2" style:family="table-cell">
      <style:table-cell-properties style:vertical-align="middle" fo:background-color="#eeeeff" fo:padding="0in" fo:border="none" style:writing-mode="lr-tb">
        <style:background-image/>
      </style:table-cell-properties>
    </style:style>
    <style:style style:name="Table8" style:family="table">
      <style:table-properties style:width="6.3in" table:align="left" style:writing-mode="lr-tb"/>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style:vertical-align="middle" fo:background-color="#7a5ada" fo:padding="0in" fo:border="none" style:writing-mode="lr-tb">
        <style:background-image/>
      </style:table-cell-properties>
    </style:style>
    <style:style style:name="Table8.A2" style:family="table-cell">
      <style:table-cell-properties style:vertical-align="middle" fo:background-color="#eeeeff" fo:padding="0in" fo:border="none" style:writing-mode="lr-tb">
        <style:background-image/>
      </style:table-cell-properties>
    </style:style>
    <style:style style:name="Table9" style:family="table">
      <style:table-properties style:width="6.3in" table:align="left" style:writing-mode="lr-tb"/>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style:vertical-align="middle" fo:background-color="#7a5ada" fo:padding="0in" fo:border="none" style:writing-mode="lr-tb">
        <style:background-image/>
      </style:table-cell-properties>
    </style:style>
    <style:style style:name="Table9.A2" style:family="table-cell">
      <style:table-cell-properties style:vertical-align="middle" fo:background-color="#eeeeff" fo:padding="0in" fo:border="none" style:writing-mode="lr-tb">
        <style:background-image/>
      </style:table-cell-properties>
    </style:style>
    <style:style style:name="Table10" style:family="table">
      <style:table-properties style:width="6.3in" table:align="left" style:writing-mode="lr-tb"/>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style:vertical-align="middle" fo:background-color="#bbffbb" fo:padding="0in" fo:border="none" style:writing-mode="lr-tb">
        <style:background-image/>
      </style:table-cell-properties>
    </style:style>
    <style:style style:name="Table11" style:family="table">
      <style:table-properties style:width="6.3in" table:align="left" style:writing-mode="lr-tb"/>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style:vertical-align="middle" fo:background-color="#7a5ada" fo:padding="0in" fo:border="none" style:writing-mode="lr-tb">
        <style:background-image/>
      </style:table-cell-properties>
    </style:style>
    <style:style style:name="Table11.A2" style:family="table-cell">
      <style:table-cell-properties style:vertical-align="middle" fo:background-color="#eeeeff" fo:padding="0in" fo:border="none" style:writing-mode="lr-tb">
        <style:background-image/>
      </style:table-cell-properties>
    </style:style>
    <style:style style:name="Table12" style:family="table">
      <style:table-properties style:width="6.3in" table:align="left" style:writing-mode="lr-tb"/>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style:vertical-align="middle" fo:background-color="#7a5ada" fo:padding="0in" fo:border="none" style:writing-mode="lr-tb">
        <style:background-image/>
      </style:table-cell-properties>
    </style:style>
    <style:style style:name="Table12.A2" style:family="table-cell">
      <style:table-cell-properties style:vertical-align="middle" fo:background-color="#eeeeff" fo:padding="0in" fo:border="none" style:writing-mode="lr-tb">
        <style:background-image/>
      </style:table-cell-properties>
    </style:style>
    <style:style style:name="Table13" style:family="table">
      <style:table-properties style:width="6.3in" table:align="left" style:writing-mode="lr-tb"/>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style:vertical-align="middle" fo:background-color="#7a5ada" fo:padding="0in" fo:border="none" style:writing-mode="lr-tb">
        <style:background-image/>
      </style:table-cell-properties>
    </style:style>
    <style:style style:name="Table13.A2" style:family="table-cell">
      <style:table-cell-properties style:vertical-align="middle" fo:background-color="#eeeeff" fo:padding="0in" fo:border="none" style:writing-mode="lr-tb">
        <style:background-image/>
      </style:table-cell-properties>
    </style:style>
    <style:style style:name="P1" style:family="paragraph" style:parent-style-name="Standard">
      <style:text-properties style:font-name="Times New Roman" fo:font-size="12pt" officeooo:paragraph-rsid="0006ee88" style:font-size-asian="12pt" style:font-name-complex="Times New Roman" style:font-size-complex="12pt"/>
    </style:style>
    <style:style style:name="P2" style:family="paragraph" style:parent-style-name="Standard">
      <style:text-properties style:font-name="Times New Roman" fo:font-size="12pt" fo:font-weight="bold" officeooo:paragraph-rsid="0006ee88" style:font-size-asian="12pt" style:font-weight-asian="bold" style:font-name-complex="Times New Roman" style:font-size-complex="12pt"/>
    </style:style>
    <style:style style:name="P3" style:family="paragraph" style:parent-style-name="Standard">
      <style:paragraph-properties fo:margin-top="0.1945in" fo:margin-bottom="0.1945in" style:contextual-spacing="false" fo:line-height="100%"/>
      <style:text-properties officeooo:paragraph-rsid="0006ee88"/>
    </style:style>
    <style:style style:name="P4" style:family="paragraph" style:parent-style-name="Standard">
      <style:paragraph-properties fo:margin-top="0.1945in" fo:margin-bottom="0.1945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5" style:family="paragraph" style:parent-style-name="Standard">
      <style:paragraph-properties fo:margin-top="0.1945in" fo:margin-bottom="0.1945in" style:contextual-spacing="false" fo:line-height="100%"/>
      <style:text-properties style:font-name="Times New Roman" fo:font-size="12pt" fo:font-weight="bold" officeooo:paragraph-rsid="0006ee88" style:letter-kerning="true" style:font-name-asian="Times New Roman" style:font-size-asian="12pt" style:language-asian="ro" style:country-asian="RO" style:font-weight-asian="bold" style:font-name-complex="Times New Roman" style:font-size-complex="12pt" style:font-weight-complex="bold"/>
    </style:style>
    <style:style style:name="P6" style:family="paragraph" style:parent-style-name="Standard">
      <style:paragraph-properties fo:margin-top="0.1945in" fo:margin-bottom="0.1945in" style:contextual-spacing="false" fo:line-height="100%"/>
      <style:text-properties style:font-name="Times New Roman" fo:font-size="12pt" fo:language="en" fo:country="none" officeooo:paragraph-rsid="0006ee88" style:font-name-asian="Times New Roman" style:font-size-asian="12pt" style:language-asian="ro" style:country-asian="RO" style:font-name-complex="Times New Roman" style:font-size-complex="12pt"/>
    </style:style>
    <style:style style:name="P7" style:family="paragraph" style:parent-style-name="Standard">
      <style:paragraph-properties fo:margin-top="0.1945in" fo:margin-bottom="0.1945in" style:contextual-spacing="false" fo:line-height="100%"/>
      <style:text-properties style:font-name="Times New Roman" fo:font-size="18pt" fo:font-weight="bold" officeooo:paragraph-rsid="0006ee88" style:font-name-asian="Times New Roman" style:font-size-asian="18pt" style:language-asian="ro" style:country-asian="RO" style:font-weight-asian="bold" style:font-name-complex="Times New Roman" style:font-size-complex="18pt" style:font-weight-complex="bold"/>
    </style:style>
    <style:style style:name="P8" style:family="paragraph" style:parent-style-name="Standard">
      <style:paragraph-properties fo:margin-top="0.1945in" fo:margin-bottom="0.1945in" style:contextual-spacing="false" fo:line-height="100%"/>
      <style:text-properties style:font-name="Times New Roman" fo:font-size="18pt" fo:language="en" fo:country="none" fo:font-weight="bold" officeooo:paragraph-rsid="0006ee88" style:font-name-asian="Times New Roman" style:font-size-asian="18pt" style:language-asian="ro" style:country-asian="RO" style:font-weight-asian="bold" style:font-name-complex="Times New Roman" style:font-size-complex="18pt" style:font-weight-complex="bold"/>
    </style:style>
    <style:style style:name="P9" style:family="paragraph" style:parent-style-name="Standard">
      <style:paragraph-properties fo:margin-top="0.1945in" fo:margin-bottom="0.1945in" style:contextual-spacing="false" fo:line-height="100%"/>
      <style:text-properties style:font-name="Times New Roman" fo:font-size="13.5pt" fo:font-weight="bold" officeooo:paragraph-rsid="0006ee88" style:font-name-asian="Times New Roman" style:font-size-asian="13.5pt" style:language-asian="ro" style:country-asian="RO" style:font-weight-asian="bold" style:font-name-complex="Times New Roman" style:font-size-complex="13.5pt" style:font-weight-complex="bold"/>
    </style:style>
    <style:style style:name="P10" style:family="paragraph" style:parent-style-name="Standard">
      <style:paragraph-properties fo:margin-top="0.1945in" fo:margin-bottom="0.1945in" style:contextual-spacing="false" fo:line-height="100%"/>
      <style:text-properties style:font-name="Times New Roman" fo:font-size="13.5pt" fo:language="en" fo:country="none" fo:font-weight="bold" officeooo:paragraph-rsid="0006ee88" style:font-name-asian="Times New Roman" style:font-size-asian="13.5pt" style:language-asian="ro" style:country-asian="RO" style:font-weight-asian="bold" style:font-name-complex="Times New Roman" style:font-size-complex="13.5pt" style:font-weight-complex="bold"/>
    </style:style>
    <style:style style:name="P11" style:family="paragraph" style:parent-style-name="Standard">
      <style:paragraph-properties fo:margin-top="0.1945in" fo:margin-bottom="0.1945in" style:contextual-spacing="false" fo:line-height="100%"/>
      <style:text-properties style:font-name="Times New Roman" fo:font-size="24pt" fo:font-weight="bold" officeooo:paragraph-rsid="0006ee88" style:letter-kerning="true" style:font-name-asian="Times New Roman" style:font-size-asian="24pt" style:language-asian="ro" style:country-asian="RO" style:font-weight-asian="bold" style:font-name-complex="Times New Roman" style:font-size-complex="24pt" style:font-weight-complex="bold"/>
    </style:style>
    <style:style style:name="P12"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size="8pt" officeooo:paragraph-rsid="0006ee88" style:font-name-asian="Times New Roman" style:font-size-asian="8pt" style:language-asian="ro" style:country-asian="RO" style:font-name-complex="Arial" style:font-size-complex="8pt" text:display="none"/>
    </style:style>
    <style:style style:name="P13"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6ee88"/>
    </style:style>
    <style:style style:name="P14" style:family="paragraph" style:parent-style-name="Standard">
      <style:paragraph-properties fo:margin-top="0in" fo:margin-bottom="0in" style:contextual-spacing="false" fo:line-height="100%"/>
      <style:text-properties officeooo:paragraph-rsid="0006ee88"/>
    </style:style>
    <style:style style:name="P15" style:family="paragraph" style:parent-style-name="Standard">
      <style:paragraph-properties fo:margin-top="0in" fo:margin-bottom="0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16"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06ee88" style:font-name-asian="Times New Roman" style:font-size-asian="10pt" style:language-asian="ro" style:country-asian="RO" style:font-name-complex="Courier New" style:font-size-complex="10pt"/>
    </style:style>
    <style:style style:name="P17" style:family="paragraph" style:parent-style-name="Standard">
      <style:paragraph-properties fo:margin-top="0in" fo:margin-bottom="0in" style:contextual-spacing="false" fo:line-height="100%" fo:text-align="center" style:justify-single-word="false"/>
      <style:text-properties fo:color="#ffffff" style:font-name="Times New Roman" fo:font-size="12pt" fo:font-weight="bold" officeooo:paragraph-rsid="0006ee88" style:font-name-asian="Times New Roman" style:font-size-asian="12pt" style:language-asian="ro" style:country-asian="RO" style:font-weight-asian="bold" style:font-name-complex="Times New Roman" style:font-size-complex="12pt" style:font-weight-complex="bold"/>
    </style:style>
    <style:style style:name="P18" style:family="paragraph" style:parent-style-name="Standard">
      <style:paragraph-properties fo:margin-top="0in" fo:margin-bottom="0in" style: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size="8pt" officeooo:paragraph-rsid="0006ee88" style:font-name-asian="Times New Roman" style:font-size-asian="8pt" style:language-asian="ro" style:country-asian="RO" style:font-name-complex="Arial" style:font-size-complex="8pt" text:display="none"/>
    </style:style>
    <style:style style:name="P19" style:family="paragraph" style:parent-style-name="Standard">
      <style:paragraph-properties fo:margin-top="0in" fo:margin-bottom="0in" style:contextual-spacing="false" fo:line-height="100%" fo:background-color="#31206c">
        <style:background-image/>
      </style:paragraph-properties>
      <style:text-properties fo:color="#ffffff" style:font-name="Times New Roman" fo:font-size="12pt" fo:language="en" fo:country="none" officeooo:paragraph-rsid="0006ee88" style:font-name-asian="Times New Roman" style:font-size-asian="12pt" style:language-asian="ro" style:country-asian="RO" style:font-name-complex="Times New Roman" style:font-size-complex="12pt"/>
    </style:style>
    <style:style style:name="P20" style:family="paragraph" style:parent-style-name="Standard">
      <style:paragraph-properties fo:margin-top="0in" fo:margin-bottom="0in" style:contextual-spacing="false" fo:line-height="100%" fo:background-color="#f3f3f3">
        <style:background-image/>
      </style:paragraph-properties>
      <style:text-properties officeooo:paragraph-rsid="0006ee88"/>
    </style:style>
    <style:style style:name="P21" style:family="paragraph" style:parent-style-name="Standard">
      <style:paragraph-properties fo:margin-top="0in" fo:margin-bottom="0in" style:contextual-spacing="false" fo:line-height="100%" fo:background-color="#f3f3f3">
        <style:background-image/>
      </style:paragraph-properties>
      <style:text-properties style:font-name="Times New Roman" fo:font-size="12pt" fo:language="en" fo:country="none" officeooo:paragraph-rsid="0006ee88" style:font-name-asian="Times New Roman" style:font-size-asian="12pt" style:language-asian="ro" style:country-asian="RO" style:font-name-complex="Times New Roman" style:font-size-complex="12pt"/>
    </style:style>
    <style:style style:name="P22" style:family="paragraph" style:parent-style-name="Standard">
      <style:paragraph-properties fo:margin-top="0in" fo:margin-bottom="0in" style:contextual-spacing="false" fo:line-height="100%" fo:background-color="#f3f3f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style:font-name="Courier New" fo:font-size="10pt" fo:language="en" fo:country="none" officeooo:paragraph-rsid="0006ee88" style:font-name-asian="Times New Roman" style:font-size-asian="10pt" style:language-asian="ro" style:country-asian="RO" style:font-name-complex="Courier New" style:font-size-complex="10pt"/>
    </style:style>
    <style:style style:name="P23" style:family="paragraph" style:parent-style-name="Standard">
      <style:paragraph-properties fo:margin-top="0in" fo:margin-bottom="0.139in" style:contextual-spacing="false" fo:line-height="100%"/>
      <style:text-properties style:font-name="Times New Roman" fo:font-size="18pt" fo:font-weight="bold" officeooo:paragraph-rsid="0006ee88" style:font-name-asian="Times New Roman" style:font-size-asian="18pt" style:language-asian="ro" style:country-asian="RO" style:font-weight-asian="bold" style:font-name-complex="Times New Roman" style:font-size-complex="18pt" style:font-weight-complex="bold"/>
    </style:style>
    <style:style style:name="P24" style:family="paragraph" style:parent-style-name="Standard">
      <style:paragraph-properties fo:margin-left="0.5in" fo:margin-right="0in" fo:margin-top="0in" fo:margin-bottom="0in" style:contextual-spacing="false" fo:line-height="100%" fo:text-indent="0in" style:auto-text-indent="false"/>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25" style:family="paragraph" style:parent-style-name="Standard">
      <style:paragraph-properties fo:margin-top="0in" fo:margin-bottom="0.0665in" style:contextual-spacing="false" fo:line-height="100%" fo:background-color="#f6f6f6">
        <style:background-image/>
      </style:paragraph-properties>
      <style:text-properties officeooo:paragraph-rsid="0006ee88"/>
    </style:style>
    <style:style style:name="P26" style:family="paragraph" style:parent-style-name="Standard">
      <style:paragraph-properties fo:margin-top="0.1945in" fo:margin-bottom="0.1945in" style:contextual-spacing="false" fo:line-height="100%"/>
      <style:text-properties style:font-name="Times New Roman" fo:font-size="24pt" fo:font-weight="bold" officeooo:paragraph-rsid="0006ee88" style:letter-kerning="true" style:font-name-asian="Times New Roman" style:font-size-asian="24pt" style:language-asian="ro" style:country-asian="RO" style:font-weight-asian="bold" style:font-name-complex="Times New Roman" style:font-size-complex="24pt" style:font-weight-complex="bold"/>
    </style:style>
    <style:style style:name="P27" style:family="paragraph" style:parent-style-name="Standard">
      <style:paragraph-properties fo:margin-top="0.1945in" fo:margin-bottom="0.1945in" style:contextual-spacing="false" fo:line-height="100%"/>
      <style:text-properties style:font-name="Times New Roman" fo:font-size="12pt" officeooo:paragraph-rsid="0007f143" style:font-size-asian="12pt" style:font-name-complex="Times New Roman" style:font-size-complex="12pt"/>
    </style:style>
    <style:style style:name="P28" style:family="paragraph" style:parent-style-name="Standard">
      <style:paragraph-properties fo:margin-top="0.1945in" fo:margin-bottom="0.1945in" style:contextual-spacing="false" fo:line-height="100%"/>
      <style:text-properties style:font-name="Times New Roman" fo:font-size="12pt" officeooo:paragraph-rsid="0007f143" style:font-name-asian="Times New Roman" style:font-size-asian="12pt" style:language-asian="ro" style:country-asian="RO" style:font-name-complex="Times New Roman" style:font-size-complex="12pt"/>
    </style:style>
    <style:style style:name="P29" style:family="paragraph" style:parent-style-name="Standard">
      <style:paragraph-properties fo:margin-top="0.1945in" fo:margin-bottom="0.1945in" style:contextual-spacing="false" fo:line-height="100%"/>
      <style:text-properties officeooo:paragraph-rsid="0007f143"/>
    </style:style>
    <style:style style:name="P30" style:family="paragraph" style:parent-style-name="Standard" style:list-style-name="WW8Num13">
      <style:paragraph-properties fo:margin-top="0in" fo:margin-bottom="0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31" style:family="paragraph" style:parent-style-name="Standard" style:list-style-name="WW8Num16">
      <style:paragraph-properties fo:margin-top="0in" fo:margin-bottom="0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32" style:family="paragraph" style:parent-style-name="Standard" style:list-style-name="WW8Num24">
      <style:paragraph-properties fo:margin-top="0in" fo:margin-bottom="0in" style:contextual-spacing="false" fo:line-height="100%"/>
      <style:text-properties officeooo:paragraph-rsid="0006ee88"/>
    </style:style>
    <style:style style:name="P33" style:family="paragraph" style:parent-style-name="Standard" style:list-style-name="WW8Num25">
      <style:paragraph-properties fo:margin-top="0in" fo:margin-bottom="0in" style:contextual-spacing="false" fo:line-height="100%"/>
      <style:text-properties officeooo:paragraph-rsid="0006ee88"/>
    </style:style>
    <style:style style:name="P34" style:family="paragraph" style:parent-style-name="Standard" style:list-style-name="WW8Num10">
      <style:paragraph-properties fo:margin-top="0in" fo:margin-bottom="0in" style:contextual-spacing="false" fo:line-height="100%"/>
      <style:text-properties officeooo:paragraph-rsid="0006ee88"/>
    </style:style>
    <style:style style:name="P35" style:family="paragraph" style:parent-style-name="Standard" style:list-style-name="WW8Num31">
      <style:paragraph-properties fo:margin-top="0in" fo:margin-bottom="0in" style:contextual-spacing="false" fo:line-height="100%"/>
      <style:text-properties officeooo:paragraph-rsid="0006ee88"/>
    </style:style>
    <style:style style:name="P36" style:family="paragraph" style:parent-style-name="Standard" style:list-style-name="WW8Num27">
      <style:paragraph-properties fo:margin-top="0in" fo:margin-bottom="0in" style:contextual-spacing="false" fo:line-height="100%"/>
      <style:text-properties officeooo:paragraph-rsid="0006ee88"/>
    </style:style>
    <style:style style:name="P37" style:family="paragraph" style:parent-style-name="Standard" style:list-style-name="WW8Num4">
      <style:paragraph-properties fo:margin-top="0in" fo:margin-bottom="0in" style:contextual-spacing="false" fo:line-height="100%"/>
      <style:text-properties officeooo:paragraph-rsid="0006ee88"/>
    </style:style>
    <style:style style:name="P38" style:family="paragraph" style:parent-style-name="Standard" style:list-style-name="WW8Num35">
      <style:paragraph-properties fo:margin-top="0in" fo:margin-bottom="0in" style:contextual-spacing="false" fo:line-height="100%"/>
      <style:text-properties officeooo:paragraph-rsid="0006ee88"/>
    </style:style>
    <style:style style:name="P39"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7f143"/>
    </style:style>
    <style:style style:name="P40" style:family="paragraph" style:parent-style-name="Standard">
      <style:paragraph-properties fo:margin-top="0in" fo:margin-bottom="0in" style:contextual-spacing="false" fo:line-height="100%"/>
      <style:text-properties officeooo:paragraph-rsid="0007f143"/>
    </style:style>
    <style:style style:name="P4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07f143" style:font-name-asian="Times New Roman" style:font-size-asian="10pt" style:language-asian="ro" style:country-asian="RO" style:font-name-complex="Courier New" style:font-size-complex="10pt"/>
    </style:style>
    <style:style style:name="P42" style:family="paragraph" style:parent-style-name="Standard">
      <style:paragraph-properties fo:margin-top="0in" fo:margin-bottom="0in" style:contextual-spacing="false" fo:line-height="100%"/>
      <style:text-properties style:font-name="Times New Roman" fo:font-size="12pt" officeooo:paragraph-rsid="0007f143" style:font-name-asian="Times New Roman" style:font-size-asian="12pt" style:language-asian="ro" style:country-asian="RO" style:font-name-complex="Times New Roman" style:font-size-complex="12pt" text:display="none"/>
    </style:style>
    <style:style style:name="P43" style:family="paragraph" style:parent-style-name="Standard">
      <style:paragraph-properties fo:margin-top="0in" fo:margin-bottom="0in" style:contextual-spacing="false" fo:line-height="100%" style:snap-to-layout-grid="false"/>
      <style:text-properties style:font-name="Times New Roman" fo:font-size="12pt" officeooo:paragraph-rsid="0007f143" style:font-name-asian="Times New Roman" style:font-size-asian="12pt" style:language-asian="ro" style:country-asian="RO" style:font-name-complex="Times New Roman" style:font-size-complex="12pt"/>
    </style:style>
    <style:style style:name="P44" style:family="paragraph" style:parent-style-name="Standard">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size="8pt" officeooo:paragraph-rsid="0007f143" style:font-name-asian="Times New Roman" style:font-size-asian="8pt" style:language-asian="ro" style:country-asian="RO" style:font-name-complex="Arial" style:font-size-complex="8pt" text:display="none"/>
    </style:style>
    <style:style style:name="P45" style:family="paragraph" style:parent-style-name="Standard">
      <style:paragraph-properties fo:margin-top="0in" fo:margin-bottom="0in" style: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size="8pt" officeooo:paragraph-rsid="0007f143" style:font-name-asian="Times New Roman" style:font-size-asian="8pt" style:language-asian="ro" style:country-asian="RO" style:font-name-complex="Arial" style:font-size-complex="8pt" text:display="none"/>
    </style:style>
    <style:style style:name="P46" style:family="paragraph" style:parent-style-name="Standard" style:list-style-name="WW8Num13">
      <style:paragraph-properties fo:margin-top="0in" fo:margin-bottom="0.139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47" style:family="paragraph" style:parent-style-name="Standard" style:list-style-name="WW8Num16">
      <style:paragraph-properties fo:margin-top="0in" fo:margin-bottom="0.139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48" style:family="paragraph" style:parent-style-name="Standard" style:list-style-name="WW8Num35">
      <style:paragraph-properties fo:margin-top="0in" fo:margin-bottom="0.139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49" style:family="paragraph" style:parent-style-name="Standard" style:list-style-name="WW8Num25">
      <style:paragraph-properties fo:margin-top="0in" fo:margin-bottom="0.139in" style:contextual-spacing="false" fo:line-height="100%"/>
      <style:text-properties fo:color="#0000ff" style:font-name="Times New Roman" fo:font-size="12pt" style:text-underline-style="solid" style:text-underline-width="auto" style:text-underline-color="font-color" officeooo:paragraph-rsid="0006ee88" style:font-name-asian="Times New Roman" style:font-size-asian="12pt" style:language-asian="ro" style:country-asian="RO" style:font-name-complex="Times New Roman" style:font-size-complex="12pt"/>
    </style:style>
    <style:style style:name="P50" style:family="paragraph" style:parent-style-name="Standard" style:list-style-name="WW8Num10">
      <style:paragraph-properties fo:margin-top="0in" fo:margin-bottom="0.139in" style:contextual-spacing="false" fo:line-height="100%"/>
      <style:text-properties officeooo:paragraph-rsid="0006ee88"/>
    </style:style>
    <style:style style:name="P51" style:family="paragraph" style:parent-style-name="Standard" style:list-style-name="WW8Num31">
      <style:paragraph-properties fo:margin-top="0in" fo:margin-bottom="0.139in" style:contextual-spacing="false" fo:line-height="100%"/>
      <style:text-properties officeooo:paragraph-rsid="0006ee88"/>
    </style:style>
    <style:style style:name="P52" style:family="paragraph" style:parent-style-name="Standard" style:list-style-name="WW8Num27">
      <style:paragraph-properties fo:margin-top="0in" fo:margin-bottom="0.139in" style:contextual-spacing="false" fo:line-height="100%"/>
      <style:text-properties officeooo:paragraph-rsid="0006ee88"/>
    </style:style>
    <style:style style:name="P53" style:family="paragraph" style:parent-style-name="Standard" style:list-style-name="WW8Num4">
      <style:paragraph-properties fo:margin-top="0in" fo:margin-bottom="0.139in" style:contextual-spacing="false" fo:line-height="100%"/>
      <style:text-properties officeooo:paragraph-rsid="0006ee88"/>
    </style:style>
    <style:style style:name="P54" style:family="paragraph" style:parent-style-name="Standard" style:list-style-name="WW8Num13">
      <style:paragraph-properties fo:margin-top="0in" fo:margin-bottom="0.1945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55" style:family="paragraph" style:parent-style-name="Standard" style:list-style-name="WW8Num16">
      <style:paragraph-properties fo:margin-top="0in" fo:margin-bottom="0.1945in" style:contextual-spacing="false" fo:line-height="100%"/>
      <style:text-properties style:font-name="Times New Roman" fo:font-size="12pt" officeooo:paragraph-rsid="0006ee88" style:font-name-asian="Times New Roman" style:font-size-asian="12pt" style:language-asian="ro" style:country-asian="RO" style:font-name-complex="Times New Roman" style:font-size-complex="12pt"/>
    </style:style>
    <style:style style:name="P56" style:family="paragraph" style:parent-style-name="Standard" style:list-style-name="WW8Num24">
      <style:paragraph-properties fo:margin-top="0in" fo:margin-bottom="0.1945in" style:contextual-spacing="false" fo:line-height="100%"/>
      <style:text-properties officeooo:paragraph-rsid="0006ee88"/>
    </style:style>
    <style:style style:name="P57" style:family="paragraph" style:parent-style-name="Standard" style:list-style-name="WW8Num25">
      <style:paragraph-properties fo:margin-top="0in" fo:margin-bottom="0.1945in" style:contextual-spacing="false" fo:line-height="100%"/>
      <style:text-properties officeooo:paragraph-rsid="0006ee88"/>
    </style:style>
    <style:style style:name="P58" style:family="paragraph" style:parent-style-name="Standard" style:list-style-name="WW8Num10">
      <style:paragraph-properties fo:margin-top="0in" fo:margin-bottom="0.1945in" style:contextual-spacing="false" fo:line-height="100%"/>
      <style:text-properties officeooo:paragraph-rsid="0006ee88"/>
    </style:style>
    <style:style style:name="P59" style:family="paragraph" style:parent-style-name="Standard" style:list-style-name="WW8Num31">
      <style:paragraph-properties fo:margin-top="0in" fo:margin-bottom="0.1945in" style:contextual-spacing="false" fo:line-height="100%"/>
      <style:text-properties officeooo:paragraph-rsid="0006ee88"/>
    </style:style>
    <style:style style:name="P60" style:family="paragraph" style:parent-style-name="Standard" style:list-style-name="WW8Num27">
      <style:paragraph-properties fo:margin-top="0in" fo:margin-bottom="0.1945in" style:contextual-spacing="false" fo:line-height="100%"/>
      <style:text-properties officeooo:paragraph-rsid="0006ee88"/>
    </style:style>
    <style:style style:name="P61" style:family="paragraph" style:parent-style-name="Standard" style:list-style-name="WW8Num4">
      <style:paragraph-properties fo:margin-top="0in" fo:margin-bottom="0.1945in" style:contextual-spacing="false" fo:line-height="100%"/>
      <style:text-properties officeooo:paragraph-rsid="0006ee88"/>
    </style:style>
    <style:style style:name="P62" style:family="paragraph" style:parent-style-name="Standard" style:list-style-name="WW8Num35">
      <style:paragraph-properties fo:margin-top="0in" fo:margin-bottom="0.1945in" style:contextual-spacing="false" fo:line-height="100%"/>
      <style:text-properties officeooo:paragraph-rsid="0006ee88"/>
    </style:style>
    <style:style style:name="P63" style:family="paragraph" style:parent-style-name="List_20_Paragraph" style:list-style-name="WW8Num8">
      <style:text-properties style:font-name="Times New Roman" fo:font-size="12pt" officeooo:paragraph-rsid="0006ee88" style:font-size-asian="12pt" style:font-name-complex="Times New Roman" style:font-size-complex="12pt"/>
    </style:style>
    <style:style style:name="P64" style:family="paragraph" style:parent-style-name="List_20_Paragraph" style:list-style-name="WW8Num24">
      <style:text-properties style:font-name="Times New Roman" fo:font-size="12pt" officeooo:paragraph-rsid="0006ee88" style:font-size-asian="12pt" style:font-name-complex="Times New Roman" style:font-size-complex="12pt"/>
    </style:style>
    <style:style style:name="T1" style:family="text">
      <style:text-properties style:font-name="Times New Roman" fo:font-size="12pt" fo:font-weight="bold" style:font-name-asian="Times New Roman" style:font-size-asian="12pt" style:language-asian="ro" style:country-asian="RO" style:font-weight-asian="bold" style:font-name-complex="Times New Roman" style:font-size-complex="12pt" style:font-weight-complex="bold"/>
    </style:style>
    <style:style style:name="T2" style:family="text">
      <style:text-properties style:font-name="Times New Roman" fo:font-size="12pt" style:font-name-asian="Times New Roman" style:font-size-asian="12pt" style:language-asian="ro" style:country-asian="RO" style:font-name-complex="Times New Roman" style:font-size-complex="12pt"/>
    </style:style>
    <style:style style:name="T3" style:family="text">
      <style:text-properties style:font-name="Times New Roman" fo:font-size="12pt" fo:language="en" fo:country="none" fo:font-weight="bold" style:font-name-asian="Times New Roman" style:font-size-asian="12pt" style:language-asian="ro" style:country-asian="RO" style:font-weight-asian="bold" style:font-name-complex="Times New Roman" style:font-size-complex="12pt" style:font-weight-complex="bold"/>
    </style:style>
    <style:style style:name="T4" style:family="text">
      <style:text-properties style:font-name="Times New Roman" fo:font-size="12pt" fo:language="en" fo:country="none" style:font-name-asian="Times New Roman" style:font-size-asian="12pt" style:language-asian="ro" style:country-asian="RO" style:font-name-complex="Times New Roman" style:font-size-complex="12pt"/>
    </style:style>
    <style:style style:name="T5" style:family="text">
      <style:text-properties style:font-name="Times New Roman" fo:font-size="12pt" fo:language="en" fo:country="none" fo:font-style="italic" style:font-name-asian="Times New Roman" style:font-size-asian="12pt" style:language-asian="ro" style:country-asian="RO" style:font-style-asian="italic" style:font-name-complex="Times New Roman" style:font-size-complex="12pt" style:font-style-complex="italic"/>
    </style:style>
    <style:style style:name="T6" style:family="text">
      <style:text-properties style:font-name="Courier New" fo:font-size="10pt" style:font-name-asian="Courier New" style:font-size-asian="10pt" style:language-asian="ro" style:country-asian="RO" style:font-name-complex="Courier New" style:font-size-complex="10pt"/>
    </style:style>
    <style:style style:name="T7" style:family="text">
      <style:text-properties style:font-name="Courier New" fo:font-size="10pt" style:font-name-asian="Times New Roman" style:font-size-asian="10pt" style:language-asian="ro" style:country-asian="RO" style:font-name-complex="Courier New" style:font-size-complex="10pt"/>
    </style:style>
    <style:style style:name="T8" style:family="text">
      <style:text-properties style:font-name="Courier New" fo:font-size="10pt" fo:language="en" fo:country="none" style:font-name-asian="Times New Roman" style:font-size-asian="10pt" style:language-asian="ro" style:country-asian="RO" style:font-name-complex="Courier New" style:font-size-complex="10pt"/>
    </style:style>
    <style:style style:name="T9" style:family="text">
      <style:text-properties fo:color="#0000ff" style:font-name="Times New Roman" fo:font-size="12pt" style:text-underline-style="solid" style:text-underline-width="auto" style:text-underline-color="font-color" style:font-name-asian="Times New Roman" style:font-size-asian="12pt" style:language-asian="ro" style:country-asian="RO" style:font-name-complex="Times New Roman" style:font-size-complex="12pt"/>
    </style:style>
    <style:style style:name="T10" style:family="text">
      <style:text-properties fo:color="#0000ff" style:font-name="Times New Roman" fo:font-size="12pt" style:text-underline-style="solid" style:text-underline-width="auto" style:text-underline-color="font-color" style:font-name-asian="Times New Roman" style:font-size-asian="12pt" style:language-asian="ro" style:country-asian="RO" style:font-name-complex="Times New Roman" style:font-size-complex="12pt"/>
    </style:style>
    <style:style style:name="T11" style:family="text">
      <style:text-properties fo:color="#a40000" style:font-name="Courier New" fo:font-size="10pt" fo:language="en" fo:country="none" fo:font-weight="bold" style:font-name-asian="Times New Roman" style:font-size-asian="10pt" style:language-asian="ro" style:country-asian="RO" style:font-weight-asian="bold" style:font-name-complex="Courier New" style:font-size-complex="10pt" style:font-weight-complex="bold"/>
    </style:style>
    <style:style style:name="T12" style:family="text">
      <style:text-properties fo:color="#ffffff" style:font-name="Times New Roman" fo:font-size="12pt" fo:language="en" fo:country="none" fo:background-color="#204a87" style:font-name-asian="Times New Roman" style:font-size-asian="12pt" style:language-asian="ro" style:country-asian="RO" style:font-name-complex="Times New Roman" style:font-size-complex="12pt"/>
    </style:style>
    <style:style style:name="T13" style:family="text">
      <style:text-properties fo:color="#ffffff" style:font-name="Times New Roman" fo:font-size="12pt" fo:language="en" fo:country="none" fo:background-color="#729fcf" style:font-name-asian="Times New Roman" style:font-size-asian="12pt" style:language-asian="ro" style:country-asian="RO" style:font-name-complex="Times New Roman" style:font-size-complex="12pt"/>
    </style:style>
    <style:style style:name="T14" style:family="text">
      <style:text-properties style:font-name="Times New Roman" fo:font-size="24pt" fo:font-weight="bold" style:letter-kerning="true" style:font-name-asian="Times New Roman" style:font-size-asian="24pt" style:language-asian="ro" style:country-asian="RO" style:font-weight-asian="bold" style:font-name-complex="Times New Roman" style:font-size-complex="24pt" style:font-weight-complex="bold"/>
    </style:style>
    <style:style style:name="T15" style:family="text">
      <style:text-properties style:font-name="Times New Roman" fo:font-size="12pt" fo:font-weight="bold" style:font-name-asian="Times New Roman" style:font-size-asian="12pt" style:language-asian="ro" style:country-asian="RO" style:font-weight-asian="bold" style:font-name-complex="Times New Roman" style:font-size-complex="12pt" style:font-weight-complex="bold"/>
    </style:style>
    <style:style style:name="T16" style:family="text">
      <style:text-properties style:font-name="Times New Roman" fo:font-size="12pt" style:font-name-asian="Times New Roman" style:font-size-asian="12pt" style:language-asian="ro" style:country-asian="RO" style:font-name-complex="Times New Roman" style:font-size-complex="12pt"/>
    </style:style>
    <style:style style:name="T17" style:family="text">
      <style:text-properties style:font-name="Times New Roman" fo:font-size="12pt" style:font-name-asian="Times New Roman" style:font-size-asian="12pt" style:language-asian="ro" style:country-asian="RO" style:font-name-complex="Times New Roman" style:font-size-complex="12pt" style:font-weight-complex="bold"/>
    </style:style>
    <style:style style:name="T18" style:family="text">
      <style:text-properties style:font-name="Courier New" fo:font-size="10pt" style:font-name-asian="Times New Roman" style:font-size-asian="10pt" style:language-asian="ro" style:country-asian="RO" style:font-name-complex="Courier New"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hid de Configurare pentru XOrg</text:p>
      <text:p text:style-name="P12">Top of Form</text:p>
      <text:p text:style-name="P14"><text:span text:style-name="T1">Conţinut</text:span><text:span text:style-name="T2">: </text:span></text:p>
      <text:p text:style-name="P18">Bottom of Form</text:p>
      <text:p text:style-name="P4"><text:bookmark text:name="doc_chap1"/>1.  Ce Este Serverul X Window?</text:p>
      <text:p text:style-name="P4"><text:bookmark-start text:name="doc_chap1_sect1"/>Modul Grafic vs. Modul Text<text:bookmark-end text:name="doc_chap1_sect1"/></text:p>
      <text:p text:style-name="P4">Utilizatorul mediu se sperie la gândul de a fi nevoit să scrie comenzi. De ce să nu poată folosi un mediu grafic după cum ar vrea, având în vedere libertatea pusă la dispoziţie de Gentoo (Şi de Linux în general)? Sigur că se poate :-) Linuxul oferă o largă varietate de interfeţe şi medii grafice care arată foarte bine, şi care se pot instala peste aplicaţiile care rulează în general în mod text. </text:p>
      <text:p text:style-name="P4">Aceasta este una dintre surprizele cu care se întâlnesc noii utilizatori: o interfaţă grafică nu este decât o aplicaţie care rulează în mod obişnuit şi nu face parte din kernelul Linux sau din componentele sistemului de operare, ci este doar o unealtă care foloseşte pe deplin abilităţile grafice ale unui calculator. </text:p>
      <text:p text:style-name="P4">Deoarece standardele sunt importante, şi pentru desenarea şi mişcarea ferestrelor pe ecran, pentru interacţiunea cu utilizatorul prin intermediul tastaturii şi mouse-ului şi pentru alte aspecte de bază ale unei interfeţe grafice a fost creat un standard. Acesta poartă numele de X Window System,abreviat X11 sau doar X. Acesta este folosit în Unix, Linux şi alte clone de Unix. </text:p>
      <text:p text:style-name="P4">Una din aplicaţiile care oferă utilizatorilor Linux-ului posibilitatea rulării unei interfeţe grafice şi care respectă standardul X11 este Xorg-X11, o ramură a proiectului XFree86. XFree86 a hotărât să folosească o licenţă care s-ar putea să nu fie compatibilă cu licenţa GPL, şi astfel este recomandată folosirea Xorg ca şi înlocuitor. Structura Portage oficială nu mai oferă nici un pachet XFree86. </text:p>
      <text:p text:style-name="P4"><text:bookmark-start text:name="doc_chap1_sect2"/>Proiectul X.org<text:bookmark-end text:name="doc_chap1_sect2"/></text:p>
      <text:p text:style-name="P3"><text:span text:style-name="T2">Proiectul </text:span><text:a xlink:type="simple" xlink:href="http://www.x.org/"><text:span text:style-name="Internet_20_link"><text:span text:style-name="T2">X.org</text:span></text:span></text:a><text:span text:style-name="T2"> a creat şi dezvoltă o implementare open-source distribuită în mod liber a X Windows System. Este deci o infrastructură desktop open-source bazată pe standardul X11. </text:span></text:p>
      <text:p text:style-name="P4">Xorg oferă o interfaţă între componentele hardware şi aplicaţiile software care rulează în mod grafic. În plus, Xorg mai are capacităţi de lucru în reţea, adică permite rularea unei aplicaţii pe un sistem şi vizualizarea sa pe un altul. </text:p>
      <text:p text:style-name="P4"><text:bookmark text:name="doc_chap2"/>2.  Instalarea Xorg</text:p>
      <text:p text:style-name="P4"><text:bookmark-start text:name="doc_chap2_sect1"/>Utilizarea emerge<text:bookmark-end text:name="doc_chap2_sect1"/></text:p>
      <text:p text:style-name="P4"><text:soft-page-break/>Gata cu introducerea, sa trecem la treabă. Pentru a instala Xorg în Gentoo este suficientă comanda emerge xorg-x11. Instalarea Xorg durează destul de mult, deci puteţi intre timp sa vă găsiţi altceva de făcut. </text:p>
      <table:table table:name="Table381" table:style-name="Table381">
        <table:table-column table:style-name="Table381.A"/>
        <table:table-row table:style-name="Table381.1">
          <table:table-cell table:style-name="Table381.A1" office:value-type="string">
            <text:p text:style-name="P15"><text:bookmark text:name="doc_chap2_pre1"/>Cod 2.1: Instalarea Xorg</text:p>
          </table:table-cell>
        </table:table-row>
        <table:table-row table:style-name="Table381.1">
          <table:table-cell table:style-name="Table381.A2" office:value-type="string">
            <text:p text:style-name="P16"># emerge xorg-x11</text:p>
          </table:table-cell>
        </table:table-row>
      </table:table>
      <text:p text:style-name="P4">După ce instalarea s-a terminat, s-ar putea să fie nevoie să reiniţializaţi unele variabile de mediu, înainte de a trece mai departe. Este suficientă rularea comenzii env-update urmată de source /etc/profile. Aceasta nu deteriorează sistemul în nici un fel. </text:p>
      <table:table table:name="Table382" table:style-name="Table382">
        <table:table-column table:style-name="Table382.A"/>
        <table:table-row table:style-name="Table382.1">
          <table:table-cell table:style-name="Table382.A1" office:value-type="string">
            <text:p text:style-name="P15"><text:bookmark text:name="doc_chap2_pre2"/>Cod 2.2: Reiniţializarea variabilelor de mediu</text:p>
          </table:table-cell>
        </table:table-row>
        <table:table-row table:style-name="Table382.1">
          <table:table-cell table:style-name="Table382.A2" office:value-type="string">
            <text:p text:style-name="P16"># env-update</text:p>
            <text:p text:style-name="P16"># source /etc/profile</text:p>
          </table:table-cell>
        </table:table-row>
      </table:table>
      <text:p text:style-name="P4"><text:bookmark text:name="doc_chap3"/>3.  Configurarea Xorg</text:p>
      <text:p text:style-name="P4"><text:bookmark-start text:name="doc_chap3_sect1"/>Fişierul xorg.conf<text:bookmark-end text:name="doc_chap3_sect1"/></text:p>
      <text:p text:style-name="P4">Fişierul de configurare al Xorg este numit xorg.conf şi se află în directorul /etc/X11. Xorg-X11 oferă un exemplu de fişier de configurare aflat în /etc/X11/xorg.conf.example. Acesta este comentat foarte intens, dar dacă este nevoie de mai multe informaţii privind sintaxa nu ezitaţi să citiţi pagina de manual: </text:p>
      <table:table table:name="Table383" table:style-name="Table383">
        <table:table-column table:style-name="Table383.A"/>
        <table:table-row table:style-name="Table383.1">
          <table:table-cell table:style-name="Table383.A1" office:value-type="string">
            <text:p text:style-name="P15"><text:bookmark text:name="doc_chap3_pre1"/>Cod 3.1: Pagina de manual a xorg.conf</text:p>
          </table:table-cell>
        </table:table-row>
        <table:table-row table:style-name="Table383.1">
          <table:table-cell table:style-name="Table383.A2" office:value-type="string">
            <text:p text:style-name="P16"># man 5 xorg.conf</text:p>
          </table:table-cell>
        </table:table-row>
      </table:table>
      <text:p text:style-name="P4">Lectură plăcută pentru cei care doresc acest lucru, însă noi vom continua configurarea folosind unelte unelte care vor modifica automat fişierul xorg.conf făcând treaba cea mai dificilă în locul nostru. </text:p>
      <text:p text:style-name="P4"><text:bookmark-start text:name="doc_chap3_sect2"/>Implicit: Generarea automată a fişierului xorg.conf<text:bookmark-end text:name="doc_chap3_sect2"/></text:p>
      <text:p text:style-name="P4">Xorg însuşi poate sa detecteze cei mai mulţi parametri în locul nostru. În cele mai multe cazuri vom avea de modificat numai unele linii care vor face ca interfaţa să ruleze la rezoluţia dorită de către noi. Dacă sunteţi interesat de unele setări mai de profunzime, verificaţi resursele oferite la sfârşitul acestui capitol. Să încercăm să generăm mai întâi un fişier de configurare al Xorg (sperăm, funcţional). </text:p>
      <table:table table:name="Table384" table:style-name="Table384">
        <table:table-column table:style-name="Table384.A"/>
        <table:table-row table:style-name="Table384.1">
          <table:table-cell table:style-name="Table384.A1" office:value-type="string">
            <text:p text:style-name="P15"><text:bookmark text:name="doc_chap3_pre2"/>Cod 3.2: Generarea fişierului xorg.conf</text:p>
          </table:table-cell>
        </table:table-row>
        <table:table-row table:style-name="Table384.1">
          <table:table-cell table:style-name="Table384.A2" office:value-type="string">
            <text:p text:style-name="P16"># Xorg -configure</text:p>
          </table:table-cell>
        </table:table-row>
      </table:table>
      <text:p text:style-name="P4">Citiţi ultimile linii afişate pe ecran după ce Xorg a terminat de analizat componentele hardware. Dacă acolo scrie că Xorg a eşuat în timpul verificării, veţi fi forţat să editaţi în mod manual fişierul xorg.conf. În caz contrar, se va afişa un mesaj care vă spune că fişierul /root/xorg.conf.new a fost scris şi este gata pentru a fi testat. Aşa că haideţi să îl testăm :-) </text:p>
      <table:table table:name="Table385" table:style-name="Table385">
        <table:table-column table:style-name="Table385.A"/>
        <table:table-row table:style-name="Table385.1">
          <table:table-cell table:style-name="Table385.A1" office:value-type="string">
            <text:p text:style-name="P15"><text:bookmark text:name="doc_chap3_pre3"/>Cod 3.3: Testarea fişierului xorg.conf.new</text:p>
          </table:table-cell>
        </table:table-row>
        <table:table-row table:style-name="Table385.1">
          <table:table-cell table:style-name="Table385.A2" office:value-type="string">
            <text:p text:style-name="P16"># X -config /root/xorg.conf.new</text:p>
          </table:table-cell>
        </table:table-row>
      </table:table>
      <text:p text:style-name="P4"><text:soft-page-break/>Dacă totul merge bine, ar trebui să vedeţi un model cu alb şi negru. Verificaţi dacă vă funcţionează dispozitivul mouse şi dacă rezoluţia este corectă. Este posibil să nu puteţi deduce rezoluţia exactă, dar ar trebui să puteţi observa dacă este prea joasă. Puteţi ieşi în orice moment prin apăsarea Ctrl-Alt-Backspace. </text:p>
      <text:p text:style-name="P4"><text:bookmark-start text:name="doc_chap3_sect3"/>Metodă alternativă: generarea semi-automată a fişierului xorg.conf<text:bookmark-end text:name="doc_chap3_sect3"/></text:p>
      <text:p text:style-name="P4">Xorg conţine un utilitar numit xorgconfig care vă va întreba unele informaţii privitoare la hardware-ul dvs. (placa grafică, tastatura, ...) şi crează un fişier xorg.conf pe baza acestor informaţii. </text:p>
      <table:table table:name="Table386" table:style-name="Table386">
        <table:table-column table:style-name="Table386.A"/>
        <table:table-row table:style-name="Table386.1">
          <table:table-cell table:style-name="Table386.A1" office:value-type="string">
            <text:p text:style-name="P15"><text:bookmark text:name="doc_chap3_pre4"/>Cod 3.4: Generarea semi-automată a fişierului xorg.conf</text:p>
          </table:table-cell>
        </table:table-row>
        <table:table-row table:style-name="Table386.1">
          <table:table-cell table:style-name="Table386.A2" office:value-type="string">
            <text:p text:style-name="P16"># xorgconfig</text:p>
          </table:table-cell>
        </table:table-row>
      </table:table>
      <text:p text:style-name="P4">Un alt utilitar, de asemenea oferit de Xorg, este xorgcfg, ce va încerca, mai întâi, să ruleze Xorg -configure şi apoi să pornească aplicaţia server X pentru mai multe optimizări finale. </text:p>
      <table:table table:name="Table387" table:style-name="Table387">
        <table:table-column table:style-name="Table387.A"/>
        <table:table-row table:style-name="Table387.1">
          <table:table-cell table:style-name="Table387.A1" office:value-type="string">
            <text:p text:style-name="P15"><text:bookmark text:name="doc_chap3_pre5"/>Cod 3.5: Utilizarea xorgcfg</text:p>
          </table:table-cell>
        </table:table-row>
        <table:table-row table:style-name="Table387.1">
          <table:table-cell table:style-name="Table387.A2" office:value-type="string">
            <text:p text:style-name="P16"># xorgcfg</text:p>
            <text:p text:style-name="P16">(Dacă aplicaţia X nu poate rula sau configurarea returnează eroare, încercaţi:)</text:p>
            <text:p text:style-name="P16"># xorgcfg -textmode</text:p>
          </table:table-cell>
        </table:table-row>
      </table:table>
      <text:p text:style-name="P4"><text:bookmark-start text:name="doc_chap3_sect4"/>Suprascrierea xorg.conf<text:bookmark-end text:name="doc_chap3_sect4"/></text:p>
      <text:p text:style-name="P4">Mai întâi copiem fişierul xorg.conf.new peste fişierul /etc/X11/xorg.conf pentru a nu fi nevoiţi sa rulăm tot timpul comanda X -config -- lansarea X sau startx este mult mai uşoară. </text:p>
      <table:table table:name="Table388" table:style-name="Table388">
        <table:table-column table:style-name="Table388.A"/>
        <table:table-row table:style-name="Table388.1">
          <table:table-cell table:style-name="Table388.A1" office:value-type="string">
            <text:p text:style-name="P15"><text:bookmark text:name="doc_chap3_pre6"/>Cod 3.6: Suprascrierea xorg.conf</text:p>
          </table:table-cell>
        </table:table-row>
        <table:table-row table:style-name="Table388.1">
          <table:table-cell table:style-name="Table388.A2" office:value-type="string">
            <text:p text:style-name="P16"># cp /root/xorg.conf.new /etc/X11/xorg.conf</text:p>
          </table:table-cell>
        </table:table-row>
      </table:table>
      <text:p text:style-name="P4"><text:bookmark-start text:name="doc_chap3_sect5"/><text:bookmark text:name="using_startx"/>Utilizarea startx<text:bookmark-end text:name="doc_chap3_sect5"/></text:p>
      <text:p text:style-name="P4">Acum, încercaţi lansarea startx pentru a porni aplicaţia server X. startx este un fişier script ce execută o sesiune X, respectiv porneşte aplicaţiile server X şi unele aplicaţii grafice peste acestea. Acesta decide care aplicaţii trebuie rulate, urmând următoarea logică: </text:p>
      <text:list xml:id="list821895137" text:style-name="WW8Num13">
        <text:list-item>
          <text:p text:style-name="P30">Dacă un fişier denumit .xinitrc există în directorul home, va executa comenzile conţinute în acesta. </text:p>
        </text:list-item>
        <text:list-item>
          <text:p text:style-name="P46">Altfel, va citi valoarea variabilei XSESSION şi va executa una din sesiunile disponibile în /etc/X11/Sessions/, corespunzător (puteţi seta valoarea variabilei XSESSION în /etc/rc.conf pentru a o face implicită pentru toţi utilizatorii din sistem). </text:p>
        </text:list-item>
        <text:list-item>
          <text:p text:style-name="P54">Dacă toate acţiunile de mai sus returnează eroare, va executa un mediu grafic simplu, de obicei twm. </text:p>
        </text:list-item>
      </text:list>
      <table:table table:name="Table389" table:style-name="Table389">
        <table:table-column table:style-name="Table389.A"/>
        <table:table-row table:style-name="Table389.1">
          <table:table-cell table:style-name="Table389.A1" office:value-type="string">
            <text:p text:style-name="P15"><text:bookmark text:name="doc_chap3_pre7"/>Cod 3.7: Pornirea Xorg</text:p>
          </table:table-cell>
        </table:table-row>
        <table:table-row table:style-name="Table389.1">
          <table:table-cell table:style-name="Table389.A2" office:value-type="string">
            <text:p text:style-name="P16"># startx</text:p>
          </table:table-cell>
        </table:table-row>
      </table:table>
      <text:p text:style-name="P4">Dacă se încarcă un mediu grafic urât, repulsiv, deformat, acela este twm. Pentru a încheia sesiunea twm, tastaţi exit sau Ctrl-D în ferestrele xterm. Puteţi, de asemenea, să opriţi sesiunea X, utilizând <text:soft-page-break/>combinaţia Ctrl-Alt-Backspace. Oricum, aceasta va determina ieşirea din mediul X într-un mod necorespunzător -- ceva ce nu vă veţi dori întotdeauna. Totuşi, nu este chiar atât de rău :) </text:p>
      <text:p text:style-name="P4"><text:bookmark text:name="doc_chap4"/>4.  Optimizarea xorg.conf</text:p>
      <text:p text:style-name="P4"><text:bookmark-start text:name="doc_chap4_sect1"/>Setarea rezoluţiei<text:bookmark-end text:name="doc_chap4_sect1"/></text:p>
      <text:p text:style-name="P4">În cazul în care credeţi că rezoluţia este nepotrivită, veţi fi nevoit să verificaţi două secţiuni ale configuraţiei. Mai întâi aveţi secţiunea Screen unde sunt listate rezoluţiile în care va rula serverul X, dacă există. În mod implicit, aceasta nu conţine nici o rezoluţie, caz în care Xorg estimează rezoluţiile bazându-se pe informaţiile din cea de-a doua secţiune, Monitor. </text:p>
      <text:p text:style-name="P4">Tot ce face Xorg este verificarea setărilor HorizSync şi VertRefresh din secţiunea Monitor pentru a obţine rezoluţii valide. Deocamdată lăsăm aceste setări aşa cum sunt. Doar dacă schimbările din secţiunea Screen nu funcţionează (le vom descrie mai jos) atunci va trebui să luaţi specificaţiile monitorului din cartea tehnică şi să le scrieţi în fişier. Puteţi însă şi să folosiţi un program care le determină în mod automat, cum ar fi sys-apps/ddcxinfo-knoppix. </text:p>
      <table:table table:name="Table390" table:style-name="Table390">
        <table:table-column table:style-name="Table390.A"/>
        <table:table-row table:style-name="Table390.1">
          <table:table-cell table:style-name="Table390.A1" office:value-type="string">
            <text:p text:style-name="P14"><text:span text:style-name="T1">Atenţie: NU</text:span><text:span text:style-name="T2"> schimbaţi valorile acestor variabile fără a şti specificaţiile monitorului. Aceasta poate duce în cel mai fericit caz la erori de sincronizare, dacă nu cumva chiar şi la arderea monitorului. </text:span></text:p>
          </table:table-cell>
        </table:table-row>
      </table:table>
      <text:p text:style-name="P4">Acum, să schimbăm rezoluţiile. În exemplul următor în /etc/X11/xorg.conf adăugăm liniile Modes şi respectiv DefaultDepth pentru ca serverul X să pornească în mod implicit în rezoluţia 1024x768 cu adâncimea de culoare de 24 de biţi. Nu vă cramponaţi pe valorile date -- acestea sunt exemple, şi este foarte probabil ca aceste valori să difere de cele setate în sistemul dumneavoastră. </text:p>
      <table:table table:name="Table391" table:style-name="Table391">
        <table:table-column table:style-name="Table391.A"/>
        <table:table-row table:style-name="Table391.1">
          <table:table-cell table:style-name="Table391.A1" office:value-type="string">
            <text:p text:style-name="P15"><text:bookmark text:name="doc_chap4_pre1"/>Cod 4.1: Schimbarea secţiunii Screen din /etc/X11/xorg.conf</text:p>
          </table:table-cell>
        </table:table-row>
        <table:table-row table:style-name="Table391.1">
          <table:table-cell table:style-name="Table391.A2" office:value-type="string">
            <text:p text:style-name="P16">Section "Screen"</text:p>
            <text:p text:style-name="P13"><text:span text:style-name="T6"><text:s text:c="2"/></text:span><text:span text:style-name="T7">Identifier <text:s/>"Default Screen"</text:span></text:p>
            <text:p text:style-name="P13"><text:span text:style-name="T6"><text:s text:c="2"/></text:span><text:span text:style-name="T7">Device <text:s text:c="3"/>"S3 Inc. ProSavage KN133 [Twister K]"</text:span></text:p>
            <text:p text:style-name="P13"><text:span text:style-name="T6"><text:s text:c="2"/></text:span><text:span text:style-name="T7">Monitor <text:s text:c="2"/>"Generic Monitor"</text:span></text:p>
            <text:p text:style-name="P13"><text:span text:style-name="T6"><text:s text:c="2"/></text:span><text:span text:style-name="T7">DefaultDepth <text:s/>24</text:span></text:p>
            <text:p text:style-name="P13"><text:span text:style-name="T6"><text:s text:c="2"/></text:span><text:span text:style-name="T7"># Am eliminat din text pentru a-l face mai lizibil</text:span></text:p>
            <text:p text:style-name="P13"><text:span text:style-name="T6"><text:s text:c="2"/></text:span><text:span text:style-name="T7">SubSection "Display"</text:span></text:p>
            <text:p text:style-name="P13"><text:span text:style-name="T6"><text:s text:c="4"/></text:span><text:span text:style-name="T7">Depth <text:s text:c="2"/>24</text:span></text:p>
            <text:p text:style-name="P13"><text:span text:style-name="T6"><text:s text:c="4"/></text:span><text:span text:style-name="T7">Modes <text:s text:c="2"/>"1024x768"</text:span></text:p>
            <text:p text:style-name="P13"><text:span text:style-name="T6"><text:s text:c="2"/></text:span><text:span text:style-name="T7">EndSubSection</text:span></text:p>
            <text:p text:style-name="P16">EndSection</text:p>
          </table:table-cell>
        </table:table-row>
      </table:table>
      <text:p text:style-name="P4">Rulaţi serverul X (startx) pentru a vedea dacă acesta foloseşte rezoluţia dorită. </text:p>
      <text:p text:style-name="P4"><text:bookmark-start text:name="doc_chap4_sect2"/>Configurarea tastaturii<text:bookmark-end text:name="doc_chap4_sect2"/></text:p>
      <text:p text:style-name="P4">Pentru a face astfel încât X să folosească o tastatură localizată căutaţi secţiunea InputDevice, în care care vă este configurată tastatura şi adăugaţi opţiunea XkbLayout care să indice schema de tastatură pe care o doriţi. Trebuie doar să înlocuiţi codul ţării cu cel dorit de dumneavoastră: </text:p>
      <table:table table:name="Table392" table:style-name="Table392">
        <table:table-column table:style-name="Table392.A"/>
        <text:soft-page-break/>
        <table:table-row table:style-name="Table392.1">
          <table:table-cell table:style-name="Table392.A1" office:value-type="string">
            <text:p text:style-name="P15"><text:bookmark text:name="doc_chap4_pre2"/>Cod 4.2: Schimbarea schemei de tastatură</text:p>
          </table:table-cell>
        </table:table-row>
        <table:table-row table:style-name="Table392.1">
          <table:table-cell table:style-name="Table392.A2" office:value-type="string">
            <text:p text:style-name="P16">Section "InputDevice"</text:p>
            <text:p text:style-name="P13"><text:span text:style-name="T6"><text:s text:c="2"/></text:span><text:span text:style-name="T7">Identifier <text:s/>"Generic Keyboard"</text:span></text:p>
            <text:p text:style-name="P13"><text:span text:style-name="T6"><text:s text:c="2"/></text:span><text:span text:style-name="T7">Driver <text:s text:c="3"/>"keyboard"</text:span></text:p>
            <text:p text:style-name="P13"><text:span text:style-name="T6"><text:s text:c="2"/></text:span><text:span text:style-name="T7">Option <text:s text:c="3"/>"CoreKeyboard"</text:span></text:p>
            <text:p text:style-name="P13"><text:span text:style-name="T6"><text:s text:c="2"/></text:span><text:span text:style-name="T7">Option <text:s text:c="3"/>"XkbRules" <text:s/>"xorg"</text:span></text:p>
            <text:p text:style-name="P13"><text:span text:style-name="T6"><text:s text:c="2"/></text:span><text:span text:style-name="T7">Option <text:s text:c="3"/>"XkbModel" <text:s/>"pc105"</text:span></text:p>
            <text:p text:style-name="P13"><text:span text:style-name="T6"><text:s text:c="2"/></text:span><text:span text:style-name="T7">Option <text:s text:c="3"/>"XkbLayout" "be"</text:span></text:p>
            <text:p text:style-name="P16">EndSection</text:p>
          </table:table-cell>
        </table:table-row>
      </table:table>
      <text:p text:style-name="P4"><text:bookmark-start text:name="doc_chap4_sect3"/>Configurarea mouse-ului<text:bookmark-end text:name="doc_chap4_sect3"/></text:p>
      <text:p text:style-name="P4">Dacă mouse-ul nu vă funcţionează, veţi fi nevoit mai întâi să aflaţi dacă este compatibil cu kernel-ul pe care îl aveţi. Dispozitivele mouse sunt detectate de către kernel ca /dev/input/mouse0 (sau /dev/input/mice dacă doriţi să utilizaţi mai multe dispozitive mouse). În unele cazuri, este utilizat /dev/psaux. Orice mouse aţi avea, puteţi verifica dacă aceste fişiere de tip device vă reprezintă mouse-ul citind valorile aflate în acestea în timp ce mişcaţi mouse-ul. De obicei, veţi observa nişte caractere ciudate pe ecran. Pentru a ieşi din test apăsaţi Ctrl-C. </text:p>
      <table:table table:name="Table393" table:style-name="Table393">
        <table:table-column table:style-name="Table393.A"/>
        <table:table-row table:style-name="Table393.1">
          <table:table-cell table:style-name="Table393.A1" office:value-type="string">
            <text:p text:style-name="P15"><text:bookmark text:name="doc_chap4_pre3"/>Cod 4.3: Verificarea fişierelor de tip device</text:p>
          </table:table-cell>
        </table:table-row>
        <table:table-row table:style-name="Table393.1">
          <table:table-cell table:style-name="Table393.A2" office:value-type="string">
            <text:p text:style-name="P16"># cat /dev/input/mouse0</text:p>
            <text:p text:style-name="P16">(Apăsaţi Ctrl-C pentru a termina)</text:p>
          </table:table-cell>
        </table:table-row>
      </table:table>
      <text:p text:style-name="P4">Dacă mouse-ul nu este detectat verificaţi dacă toate modulele necesare sunt încărcate în kernel. </text:p>
      <text:p text:style-name="P4">Dacă mouse-ul vă este detectat, introduceţi dispozitivul la care este conectat în secţiunea InputDevice corespunzătoare. În exemplul următor vom seta alte două opţiuni: Protocol (în care scriem ce protocol de mouse va fi folosit -- majoritatea utilizatorilor vor scrie aici PS/2 sau IMPS/2) şi ZAxisMapping (care permite folosirea rotiţei de scroll, dacă există): </text:p>
      <table:table table:name="Table394" table:style-name="Table394">
        <table:table-column table:style-name="Table394.A"/>
        <table:table-row table:style-name="Table394.1">
          <table:table-cell table:style-name="Table394.A1" office:value-type="string">
            <text:p text:style-name="P15"><text:bookmark text:name="doc_chap4_pre4"/>Cod 4.4: Schimbarea setărilor mouse-ului în Xorg</text:p>
          </table:table-cell>
        </table:table-row>
        <table:table-row table:style-name="Table394.1">
          <table:table-cell table:style-name="Table394.A2" office:value-type="string">
            <text:p text:style-name="P16">Section "InputDevice"</text:p>
            <text:p text:style-name="P13"><text:span text:style-name="T6"><text:s text:c="2"/></text:span><text:span text:style-name="T7">Identifier <text:s/>"TouchPad Mouse"</text:span></text:p>
            <text:p text:style-name="P13"><text:span text:style-name="T6"><text:s text:c="2"/></text:span><text:span text:style-name="T7">Driver <text:s text:c="3"/>"mouse"</text:span></text:p>
            <text:p text:style-name="P13"><text:span text:style-name="T6"><text:s text:c="2"/></text:span><text:span text:style-name="T7">Option <text:s text:c="3"/>"CorePointer"</text:span></text:p>
            <text:p text:style-name="P13"><text:span text:style-name="T6"><text:s text:c="2"/></text:span><text:span text:style-name="T7">Option <text:s text:c="3"/>"Device" <text:s text:c="3"/>"/dev/input/mouse0"</text:span></text:p>
            <text:p text:style-name="P13"><text:span text:style-name="T6"><text:s text:c="2"/></text:span><text:span text:style-name="T7">Option <text:s text:c="3"/>"Protocol" <text:s text:c="3"/>"IMPS/2"</text:span></text:p>
            <text:p text:style-name="P13"><text:span text:style-name="T6"><text:s text:c="2"/></text:span><text:span text:style-name="T7">Option <text:s text:c="3"/>"ZAxisMapping" <text:s text:c="3"/>"4 5"</text:span></text:p>
            <text:p text:style-name="P16">EndSection</text:p>
          </table:table-cell>
        </table:table-row>
      </table:table>
      <text:p text:style-name="P4">Rulaţi startx şi bucuraţi-vă de rezultat :-) Felicitări, acum (sperăm să) aveţi în sistem un server Xorg funcţional. Următorul pas este înlăturarea twm, managerul de ferestre urât amintit la început şi înlocuirea sa cu un altul mai frumos şi mai funcţional sau de ce nu chiar cu un mediu desktop complet cum ar fi KDE sau GNOME, care însă nu va fi detaliată în acest ghid de instalare :) </text:p>
      <text:p text:style-name="P4"><text:bookmark text:name="doc_chap5"/>5.  Resurse</text:p>
      <text:p text:style-name="P4"><text:bookmark-start text:name="doc_chap5_sect1"/>Crearea şi editarea fişierului xorg.conf<text:bookmark-end text:name="doc_chap5_sect1"/></text:p>
      <text:p text:style-name="P4">Întâi de toate, man 5 xorg.conf oferă un ghid rapid şi destul de complet al sintaxei fişierului de <text:soft-page-break/>configurare. Este bine ca acesta să fie deschis într-un terminal în timp ce editaţi fişierul de configurare. </text:p>
      <text:p text:style-name="P4">O altă sursă de informaţii este directorul /usr/X11R6/lib/X11/doc unde se pot găsi diferite fişiere README pentru unele chipset-uri grafice. </text:p>
      <text:p text:style-name="P3"><text:span text:style-name="T2">Internetul constituie o sursă imensă de documentaţii privitoare la editarea fişierului xorg.conf. Vă vom oferi aici doar câteva dintre ele. Mai întâi încercaţi</text:span><text:a xlink:type="simple" xlink:href="http://www.google.com/"><text:span text:style-name="Internet_20_link"><text:span text:style-name="T2">Google</text:span></text:span></text:a><text:span text:style-name="T2">, unde puteţi găsi multe informaţii, căutând xorg.conf sau XF86Config (fişierul de configurări al proiectului XFree86), cele două fişiere au aceeaşi sintaxă pentru majoritatea opţiunilor. Veţi găsi mai multe surse căutând informaţii despre XF86Config. </text:span></text:p>
      <text:list xml:id="list150655007" text:style-name="WW8Num24">
        <text:list-item>
          <text:p text:style-name="P32"><text:a xlink:type="simple" xlink:href="http://tldp.org/HOWTO/XFree-Local-multi-user-HOWTO/"><text:span text:style-name="Internet_20_link"><text:span text:style-name="T2">Ghidul pentru utilizarea XFree în cazul mai multor utilizatori locali</text:span></text:span></text:a><text:span text:style-name="T2"> </text:span></text:p>
        </text:list-item>
        <text:list-item>
          <text:p text:style-name="P56"><text:a xlink:type="simple" xlink:href="http://www-106.ibm.com/developerworks/edu/os-dw-linuxxwin-i.html"><text:span text:style-name="Internet_20_link"><text:span text:style-name="T2">Introducere în XFree 4.x</text:span></text:span></text:a><text:span text:style-name="T2"> de Chris Houser </text:span></text:p>
        </text:list-item>
      </text:list>
      <text:p text:style-name="P15"/>
      <text:p text:style-name="P3"><text:span text:style-name="T2">Conţinutul acestui document este publicat sub licenţa </text:span><text:a xlink:type="simple" xlink:href="http://creativecommons.org/licenses/by-sa/2.5"><text:span text:style-name="Internet_20_link"><text:span text:style-name="T2">Creative Commons - Attribution / Share Alike</text:span></text:span></text:a><text:span text:style-name="T2">. </text:span></text:p>
      <text:list xml:id="list1341258104" text:style-name="WW8Num8">
        <text:list-item>
          <text:p text:style-name="P63">Medii Grafice</text:p>
        </text:list-item>
      </text:list>
      <text:list xml:id="list215696616" text:continue-list="list150655007" text:style-name="WW8Num24">
        <text:list-item>
          <text:list>
            <text:list-item>
              <text:p text:style-name="P64">Gnome</text:p>
            </text:list-item>
            <text:list-item>
              <text:p text:style-name="P64">Kde</text:p>
            </text:list-item>
            <text:list-item>
              <text:p text:style-name="P64">Xfce</text:p>
            </text:list-item>
          </text:list>
        </text:list-item>
      </text:list>
      <text:p text:style-name="P5">Gnome 3</text:p>
      <table:table table:name="Table395" table:style-name="Table395">
        <table:table-column table:style-name="Table395.A"/>
        <table:table-row table:style-name="Table395.1">
          <table:table-cell table:style-name="Table395.A1" office:value-type="string">
            <text:p text:style-name="P23">Contents</text:p>
            <text:list xml:id="list720842223" text:style-name="WW8Num25">
              <text:list-item>
                <text:p text:style-name="P33"><text:a xlink:type="simple" xlink:href="http://en.gentoo-wiki.com/wiki/Gnome_3#Introduction"><text:span text:style-name="Internet_20_link"><text:span text:style-name="T2">1 Introducere</text:span></text:span></text:a></text:p>
              </text:list-item>
              <text:list-item>
                <text:p text:style-name="P49">2 Pregătire instalare</text:p>
                <text:list>
                  <text:list-item>
                    <text:p text:style-name="P57"><text:a xlink:type="simple" xlink:href="http://en.gentoo-wiki.com/wiki/Gnome_3#Setting_required_USE_flags"><text:span text:style-name="Internet_20_link"><text:span text:style-name="T2">2.1 Setări necesare USE flags</text:span></text:span></text:a></text:p>
                  </text:list-item>
                </text:list>
              </text:list-item>
              <text:list-item>
                <text:p text:style-name="P33"><text:span text:style-name="T9">3 Instalare</text:span><text:span text:style-name="T2"> </text:span></text:p>
              </text:list-item>
            </text:list>
          </table:table-cell>
        </table:table-row>
      </table:table>
      <text:p text:style-name="P7">Introducere</text:p>
      <text:p text:style-name="P4">Acest ghi vă va explica cum să instalați Gnome 3 <text:s/>pe un sistem stabil Gentoo amd64 &amp; x86. </text:p>
      <text:p text:style-name="P7">Preparation </text:p>
      <text:p text:style-name="P9">Setări necesare <text:s/>USE flags </text:p>
      <text:p text:style-name="P4"><text:soft-page-break/>Puteți efectua rapid setările necesare USE flags activând profilul gnome în portage: </text:p>
      <text:p text:style-name="P16"># eselect profile list</text:p>
      <text:p text:style-name="P13"><text:span text:style-name="T6"><text:s text:c="2"/></text:span><text:span text:style-name="T7">[1] <text:s text:c="2"/>default/linux/amd64/10.0</text:span></text:p>
      <text:p text:style-name="P13"><text:span text:style-name="T6"><text:s text:c="2"/></text:span><text:span text:style-name="T7">[2] <text:s text:c="2"/>default/linux/amd64/10.0/selinux</text:span></text:p>
      <text:p text:style-name="P13"><text:span text:style-name="T6"><text:s text:c="2"/></text:span><text:span text:style-name="T7">[3] <text:s text:c="2"/>default/linux/amd64/10.0/desktop</text:span></text:p>
      <text:p text:style-name="P13"><text:span text:style-name="T6"><text:s text:c="2"/></text:span><text:span text:style-name="T7">[4] <text:s text:c="2"/>default/linux/amd64/10.0/desktop/gnome *</text:span></text:p>
      <text:p text:style-name="P13"><text:span text:style-name="T6"><text:s text:c="2"/></text:span><text:span text:style-name="T7">[5] <text:s text:c="2"/>default/linux/amd64/10.0/desktop/kde</text:span></text:p>
      <text:p text:style-name="P13"><text:span text:style-name="T6"><text:s text:c="2"/></text:span><text:span text:style-name="T7">[6] <text:s text:c="2"/>default/linux/amd64/10.0/developer</text:span></text:p>
      <text:p text:style-name="P13"><text:span text:style-name="T6"><text:s text:c="2"/></text:span><text:span text:style-name="T7">[7] <text:s text:c="2"/>default/linux/amd64/10.0/no-multilib</text:span></text:p>
      <text:p text:style-name="P13"><text:span text:style-name="T6"><text:s text:c="2"/></text:span><text:span text:style-name="T7">[8] <text:s text:c="2"/>default/linux/amd64/10.0/server</text:span></text:p>
      <text:p text:style-name="P13"><text:span text:style-name="T6"><text:s text:c="2"/></text:span><text:span text:style-name="T7">[9] <text:s text:c="2"/>hardened/linux/amd64</text:span></text:p>
      <text:p text:style-name="P13"><text:span text:style-name="T6"><text:s text:c="2"/></text:span><text:span text:style-name="T7">[10] <text:s/>hardened/linux/amd64/selinux</text:span></text:p>
      <text:p text:style-name="P13"><text:span text:style-name="T6"><text:s text:c="2"/></text:span><text:span text:style-name="T7">[11] <text:s/>hardened/linux/amd64/no-multilib</text:span></text:p>
      <text:p text:style-name="P13"><text:span text:style-name="T6"><text:s text:c="2"/></text:span><text:span text:style-name="T7">[12] <text:s/>hardened/linux/amd64/no-multilib/selinux</text:span></text:p>
      <text:p text:style-name="P4">În acest exemplu, profilul #4 este profilul gnome, așadar îl activăm prin comanda: </text:p>
      <text:p text:style-name="P16"># eselect profile set 4</text:p>
      <text:p text:style-name="P7">Instalare</text:p>
      <text:p text:style-name="P4">Îl instalăm folosind comanda: </text:p>
      <text:p text:style-name="P16"># emerge -av gnome</text:p>
      <text:p text:style-name="P4">Dacă emerge semnalează probleme, va trebuii să folosiți obțiunea backtrack : </text:p>
      <text:p text:style-name="P16"># emerge --backtrack=30 -av gnome</text:p>
      <text:p text:style-name="P1"/>
      <text:p text:style-name="P1"/>
      <text:p text:style-name="P2">KDE</text:p>
      <text:p text:style-name="P11">KDE</text:p>
      <text:p text:style-name="P3"><text:span text:style-name="T3">KDE</text:span><text:span text:style-name="T4"> este un mediu grafic foarte puternic și util pentru calculatoarele care au la bază Unix. </text:span></text:p>
      <table:table table:name="Table396" table:style-name="Table396">
        <table:table-column table:style-name="Table396.A"/>
        <table:table-row table:style-name="Table396.1">
          <table:table-cell table:style-name="Table396.A1" office:value-type="string">
            <text:p text:style-name="P23">Conținut</text:p>
            <text:list xml:id="list798948395" text:style-name="WW8Num10">
              <text:list-item>
                <text:p text:style-name="P34"><text:a xlink:type="simple" xlink:href="http://wiki.gentoo.org/wiki/KDE#Available_versions"><text:span text:style-name="Internet_20_link"><text:span text:style-name="T2">1 Versiuni</text:span></text:span></text:a><text:span text:style-name="T2"> disponibile</text:span></text:p>
              </text:list-item>
              <text:list-item>
                <text:p text:style-name="P50"><text:span text:style-name="T9">2 Necesare</text:span><text:span text:style-name="T2"> </text:span></text:p>
                <text:list>
                  <text:list-item>
                    <text:p text:style-name="P50"><text:a xlink:type="simple" xlink:href="http://wiki.gentoo.org/wiki/KDE#Profile"><text:span text:style-name="Internet_20_link"><text:span text:style-name="T2">2.1 Profil</text:span></text:span></text:a></text:p>
                  </text:list-item>
                  <text:list-item>
                    <text:p text:style-name="P50"><text:a xlink:type="simple" xlink:href="http://wiki.gentoo.org/wiki/KDE#Services"><text:span text:style-name="Internet_20_link"><text:span text:style-name="T2">2.2 Servic</text:span></text:span></text:a><text:span text:style-name="T2">ii</text:span></text:p>
                  </text:list-item>
                  <text:list-item>
                    <text:p text:style-name="P50"><text:a xlink:type="simple" xlink:href="http://wiki.gentoo.org/wiki/KDE#X_server"><text:span text:style-name="Internet_20_link"><text:span text:style-name="T2">2.3 X server</text:span></text:span></text:a></text:p>
                  </text:list-item>
                </text:list>
              </text:list-item>
              <text:list-item>
                <text:p text:style-name="P50"><text:a xlink:type="simple" xlink:href="http://wiki.gentoo.org/wiki/KDE#Installation"><text:span text:style-name="Internet_20_link"><text:span text:style-name="T2">3 Instalare</text:span></text:span></text:a><text:span text:style-name="T2"> </text:span></text:p>
                <text:list>
                  <text:list-item>
                    <text:p text:style-name="P50"><text:a xlink:type="simple" xlink:href="http://wiki.gentoo.org/wiki/KDE#Packages"><text:span text:style-name="Internet_20_link"><text:span text:style-name="T2">3.1 Pachete</text:span></text:span></text:a></text:p>
                  </text:list-item>
                  <text:list-item>
                    <text:p text:style-name="P50"><text:soft-page-break/><text:a xlink:type="simple" xlink:href="http://wiki.gentoo.org/wiki/KDE#Localization"><text:span text:style-name="Internet_20_link"><text:span text:style-name="T2">3.2 Localizare</text:span></text:span></text:a></text:p>
                  </text:list-item>
                </text:list>
              </text:list-item>
              <text:list-item>
                <text:p text:style-name="P50"><text:a xlink:type="simple" xlink:href="http://wiki.gentoo.org/wiki/KDE#Configuration"><text:span text:style-name="Internet_20_link"><text:span text:style-name="T2">4 Configurare</text:span></text:span></text:a><text:span text:style-name="T2"> </text:span></text:p>
                <text:list>
                  <text:list-item>
                    <text:p text:style-name="P50"><text:a xlink:type="simple" xlink:href="http://wiki.gentoo.org/wiki/KDE#Boot_service"><text:span text:style-name="Internet_20_link"><text:span text:style-name="T2">4.1 Serviciul de încărcare</text:span></text:span></text:a></text:p>
                  </text:list-item>
                </text:list>
              </text:list-item>
              <text:list-item>
                <text:p text:style-name="P50"><text:a xlink:type="simple" xlink:href="http://wiki.gentoo.org/wiki/KDE#Add-on_Software"><text:span text:style-name="Internet_20_link"><text:span text:style-name="T2">5 <text:s/>Software</text:span></text:span></text:a><text:span text:style-name="T2"> adițional </text:span></text:p>
                <text:list>
                  <text:list-item>
                    <text:p text:style-name="P50"><text:a xlink:type="simple" xlink:href="http://wiki.gentoo.org/wiki/KDE#Widgets"><text:span text:style-name="Internet_20_link"><text:span text:style-name="T2">5.1 Widgets</text:span></text:span></text:a></text:p>
                  </text:list-item>
                  <text:list-item>
                    <text:p text:style-name="P58"><text:a xlink:type="simple" xlink:href="http://wiki.gentoo.org/wiki/KDE#More_KDE_software"><text:span text:style-name="Internet_20_link"><text:span text:style-name="T2">5.2 Mai multe utilitare KDE</text:span></text:span></text:a></text:p>
                  </text:list-item>
                </text:list>
              </text:list-item>
            </text:list>
            <text:p text:style-name="P24"/>
          </table:table-cell>
        </table:table-row>
      </table:table>
      <text:p text:style-name="P8">Versiuni disponibile</text:p>
      <text:p text:style-name="P3"><text:span text:style-name="T4">KDE SC 4 este versiunea KDE <text:s/>menținută actual în depozitele testing. În Portage este o versiune stabilă deasemenea și ar mai putea fi una (sau mai multe) versiuni mai puțin stabile. De regulă noile versiuni trec în stadiul de versiune stabilă aproximativ o lună. Adițional, KDE upstream pune la dispoziție </text:span><text:a xlink:type="simple" xlink:href="http://quickgit.kde.org/"><text:span text:style-name="Internet_20_link"><text:span text:style-name="T4">depozitele live git</text:span></text:span></text:a><text:span text:style-name="T4">. Echipa KDE pune la dispoziție cele mai recente versiuni KDE prin </text:span><text:a xlink:type="simple" xlink:href="http://git.overlays.gentoo.org/gitweb/?p=proj/kde.git;a=summary"><text:span text:style-name="Internet_20_link"><text:span text:style-name="T4">kde overlay</text:span></text:span></text:a><text:span text:style-name="T4">. </text:span></text:p>
      <text:p text:style-name="P6">Alegeți versiunea KDE SC care vi se potrivește: </text:p>
      <table:table table:name="Table397" table:style-name="Table397">
        <table:table-column table:style-name="Table397.A"/>
        <table:table-column table:style-name="Table397.B"/>
        <table:table-column table:style-name="Table397.C"/>
        <table:table-row table:style-name="Table397.1">
          <table:table-cell table:style-name="Table397.A1" office:value-type="string">
            <text:p text:style-name="P17">KDE SC versiune </text:p>
          </table:table-cell>
          <table:table-cell table:style-name="Table397.A1" office:value-type="string">
            <text:p text:style-name="P17">Depozit </text:p>
          </table:table-cell>
          <table:table-cell table:style-name="Table397.A1" office:value-type="string">
            <text:p text:style-name="P17">Status </text:p>
          </table:table-cell>
        </table:table-row>
        <table:table-row table:style-name="Table397.1">
          <table:table-cell table:style-name="Table397.A2" office:value-type="string">
            <text:p text:style-name="P15">KDE SC 4.9.5 </text:p>
          </table:table-cell>
          <table:table-cell table:style-name="Table397.B2" office:value-type="string">
            <text:p text:style-name="P15">Portage </text:p>
          </table:table-cell>
          <table:table-cell table:style-name="Table397.C2" office:value-type="string">
            <text:p text:style-name="P15">Stabilă pentru <text:s/>amd64, ppc and x86, testare pentru arm </text:p>
          </table:table-cell>
        </table:table-row>
        <table:table-row table:style-name="Table397.1">
          <table:table-cell table:style-name="Table397.A3" office:value-type="string">
            <text:p text:style-name="P15">KDE SC 4.10.0 </text:p>
          </table:table-cell>
          <table:table-cell table:style-name="Table397.B3" office:value-type="string">
            <text:p text:style-name="P15">Portage </text:p>
          </table:table-cell>
          <table:table-cell table:style-name="Table397.C3" office:value-type="string">
            <text:p text:style-name="P15">Testare for amd64, arm, ppc and x86 </text:p>
          </table:table-cell>
        </table:table-row>
        <table:table-row table:style-name="Table397.1">
          <table:table-cell table:style-name="Table397.A4" office:value-type="string">
            <text:p text:style-name="P15">KDE SC 4.10 stable branch </text:p>
          </table:table-cell>
          <table:table-cell table:style-name="Table397.B4" office:value-type="string">
            <text:p text:style-name="P14"><text:a xlink:type="simple" xlink:href="http://wiki.gentoo.org/wiki/KDE/Overlay"><text:span text:style-name="Internet_20_link"><text:span text:style-name="T2">kde overlay</text:span></text:span></text:a><text:span text:style-name="T2"> </text:span></text:p>
          </table:table-cell>
          <table:table-cell table:style-name="Table397.C4" office:value-type="string">
            <text:p text:style-name="P15">Live version </text:p>
          </table:table-cell>
        </table:table-row>
        <table:table-row table:style-name="Table397.1">
          <table:table-cell table:style-name="Table397.A5" office:value-type="string">
            <text:p text:style-name="P15">KDE SC trunk </text:p>
          </table:table-cell>
          <table:table-cell table:style-name="Table397.B5" office:value-type="string">
            <text:p text:style-name="P14"><text:a xlink:type="simple" xlink:href="http://wiki.gentoo.org/wiki/KDE/Overlay"><text:span text:style-name="Internet_20_link"><text:span text:style-name="T2">kde overlay</text:span></text:span></text:a><text:span text:style-name="T2"> </text:span></text:p>
          </table:table-cell>
          <table:table-cell table:style-name="Table397.C5" office:value-type="string">
            <text:p text:style-name="P15">Live version </text:p>
          </table:table-cell>
        </table:table-row>
      </table:table>
      <text:p text:style-name="P19">Notă</text:p>
      <text:p text:style-name="P20"><text:span text:style-name="T4">Utilizatorii care folosesc un sistem stabil si nu de testare trebuie să adauge </text:span><text:a xlink:type="simple" xlink:href="http://git.overlays.gentoo.org/gitweb/?p=proj/kde.git;a=blob_plain;f=Documentation/package.keywords/kde-4.10.keywords"><text:span text:style-name="Internet_20_link"><text:span text:style-name="T4">acest cuvânt cheie</text:span></text:span></text:a><text:span text:style-name="T4"> în </text:span><text:span text:style-name="T8">/etc/portage/package.keywords</text:span><text:span text:style-name="T4"> pentru a instala versiunea de testare.</text:span></text:p>
      <text:p text:style-name="P19">Notă</text:p>
      <text:p text:style-name="P20"><text:span text:style-name="T4">Dacă rulați KDE PIM și vreți să faceți upgrade de la versiunea 4.4 la 4.9, vă rugăm să vă uitați pe <text:s/></text:span><text:a xlink:type="simple" xlink:href="http://wiki.gentoo.org/wiki/KDE/KDEPIM-4.7_upgrade"><text:span text:style-name="Internet_20_link"><text:span text:style-name="T4">KDE PIM 4.7 Upgrade Guide</text:span></text:span></text:a><text:span text:style-name="T4"> mai întâi (încă se aplică la versiunea 4.9)! Dacă însă doriți să rămâneți la KDE PIM 4.4 puteți masca </text:span><text:a xlink:type="simple" xlink:href="http://www.gentoo.org/proj/en/desktop/kde/kdepim-4.7-mask.txt"><text:span text:style-name="Internet_20_link"><text:span text:style-name="T4"><text:s/>KDE PIM 4.9</text:span></text:span></text:a><text:span text:style-name="T4">.</text:span></text:p>
      <text:p text:style-name="P8">Modificări/adăugări necesare</text:p>
      <text:p text:style-name="P10">Profil</text:p>
      <text:p text:style-name="P3"><text:span text:style-name="T4">Profilul Desktop a fost împărțit în subprofilelele KDE și </text:span><text:a xlink:type="simple" xlink:href="http://wiki.gentoo.org/wiki/GNOME"><text:span text:style-name="Internet_20_link"><text:span text:style-name="T4">GNOME</text:span></text:span></text:a><text:span text:style-name="T4"> . Acest lucru rezprezintă eliminarea KDE și <text:s/>GNOME USE flags din profilul de baza desktop <text:s/>și punerea lor în subprofiluri. Alegerea unui profil nu vă limitează la folosirea doar a unui Mediu Grafic. Pentru a alege profilul care vi se potrivește, rulați </text:span></text:p>
      <text:p text:style-name="P25"><text:span text:style-name="T11">root #</text:span><text:span text:style-name="T8"> eselect profile list</text:span></text:p>
      <text:p text:style-name="P6"><text:soft-page-break/>pentru a vizualiza lista de profiluri, și </text:p>
      <text:p text:style-name="P25"><text:span text:style-name="T11">root #</text:span><text:span text:style-name="T8"> eselect profile set X</text:span></text:p>
      <text:p text:style-name="P3"><text:span text:style-name="T4">unde X este numărul profilului pe care doriți să îl selectați. Pentru un mediu grafic complet KDE este recomandat să alegeți </text:span><text:span text:style-name="T5">desktop/kde</text:span><text:span text:style-name="T4"> , care este configurat specific pentru <text:s/>KDE. </text:span></text:p>
      <text:p text:style-name="P10">Servii</text:p>
      <text:p text:style-name="P3"><text:span text:style-name="T4">Înainte să instalați KDE SC este recomandată setarea câtorva servicii. O pare dintre aceste sunt setate automat dacă folosiți profilul <text:s/></text:span><text:span text:style-name="T5">desktop/kde</text:span><text:span text:style-name="T4"> sau </text:span><text:span text:style-name="T5">desktop</text:span><text:span text:style-name="T4">. Ar trebuii deasemenea să folosiți: </text:span></text:p>
      <text:list xml:id="list1730811181" text:style-name="WW8Num31">
        <text:list-item>
          <text:p text:style-name="P35"><text:a xlink:type="simple" xlink:href="http://wiki.gentoo.org/wiki/ConsoleKit"><text:span text:style-name="Internet_20_link"><text:span text:style-name="T4">ConsoleKit</text:span></text:span></text:a><text:span text:style-name="T4">: Oferă acces la frameworkul ConsoleKit pentru a defini si monitoriza utilizatorii, sesiunile de logare și locurile. </text:span></text:p>
        </text:list-item>
        <text:list-item>
          <text:p text:style-name="P51"><text:a xlink:type="simple" xlink:href="http://wiki.gentoo.org/wiki/D-Bus"><text:span text:style-name="Internet_20_link"><text:span text:style-name="T4">D-Bus</text:span></text:span></text:a><text:span text:style-name="T4">: Permite utilizarea D-Bus message bus system. </text:span></text:p>
        </text:list-item>
        <text:list-item>
          <text:p text:style-name="P51"><text:a xlink:type="simple" xlink:href="http://wiki.gentoo.org/wiki/Polkit"><text:span text:style-name="Internet_20_link"><text:span text:style-name="T4">polkit</text:span></text:span></text:a><text:span text:style-name="T4">: Activează frameworkul polkit pentru controlul autorizațiilor pentru majoritatea serviciile de system. </text:span></text:p>
        </text:list-item>
        <text:list-item>
          <text:p text:style-name="P51"><text:a xlink:type="simple" xlink:href="http://wiki.gentoo.org/wiki/Udev"><text:span text:style-name="Internet_20_link"><text:span text:style-name="T4">udev</text:span></text:span></text:a><text:span text:style-name="T4">: Activează suport pentru <text:s/>udev Alocarea dinamica și persistentă a numelor pentru dispozitivele Linux. </text:span></text:p>
        </text:list-item>
        <text:list-item>
          <text:p text:style-name="P59"><text:a xlink:type="simple" xlink:href="http://wiki.gentoo.org/wiki/Udisks"><text:span text:style-name="Internet_20_link"><text:span text:style-name="T4">udisks</text:span></text:span></text:a><text:span text:style-name="T4">: Activează suportul pentru diferite servicii de stocare. </text:span></text:p>
        </text:list-item>
      </text:list>
      <text:p text:style-name="P8">Instalare</text:p>
      <text:p text:style-name="P19">Notă</text:p>
      <text:p text:style-name="P20"><text:span text:style-name="T4">Dacă faceți actualizare, vă rugăm să verificați </text:span><text:a xlink:type="simple" xlink:href="http://wiki.gentoo.org/wiki/KDE/upgrade"><text:span text:style-name="Internet_20_link"><text:span text:style-name="T4">subpagina de actualizare</text:span></text:span></text:a><text:span text:style-name="T4">.</text:span></text:p>
      <text:p text:style-name="P19">Notă</text:p>
      <text:p text:style-name="P20"><text:span text:style-name="T4">Pentru versiunile uitați-vă pe articolul </text:span><text:a xlink:type="simple" xlink:href="http://wiki.gentoo.org/wiki/KDE/Overlay"><text:span text:style-name="Internet_20_link"><text:span text:style-name="T4">kde overlay</text:span></text:span></text:a><text:span text:style-name="T4">.</text:span></text:p>
      <text:p text:style-name="P10">Pachete</text:p>
      <text:p text:style-name="P6">În Gentoo sunt câteva pachete care ar putea instala mediul grafic KDE: </text:p>
      <text:list xml:id="list1947241466" text:style-name="WW8Num27">
        <text:list-item>
          <text:p text:style-name="P36"><text:a xlink:type="simple" xlink:href="http://packages.gentoo.org/package/kde-base/kde-meta"><text:span text:style-name="Internet_20_link"><text:span text:style-name="T4">kde-base/kde-meta</text:span></text:span></text:a><text:span text:style-name="T4">, pentru mediul complet KDE </text:span></text:p>
        </text:list-item>
        <text:list-item>
          <text:p text:style-name="P52"><text:a xlink:type="simple" xlink:href="http://packages.gentoo.org/package/kde-base/kdebase-meta"><text:span text:style-name="Internet_20_link"><text:span text:style-name="T4">kde-base/kdebase-meta</text:span></text:span></text:a><text:span text:style-name="T4">, pentru un mediu de bază KDE </text:span></text:p>
        </text:list-item>
        <text:list-item>
          <text:p text:style-name="P60"><text:a xlink:type="simple" xlink:href="http://packages.gentoo.org/package/kde-base/kdebase-startkde"><text:span text:style-name="Internet_20_link"><text:span text:style-name="T4">kde-base/kdebase-startkde</text:span></text:span></text:a><text:span text:style-name="T4">, un mediu minimal, neusportat oficial pentru KDE (fără KDE plasma și alte creații) </text:span></text:p>
        </text:list-item>
      </text:list>
      <text:p text:style-name="P6">Deobicei este o idee bună să începeți cu kdebase-meta și să instalați ceea ce vă trebuie ulterior: </text:p>
      <text:p text:style-name="P25"><text:span text:style-name="T11">root #</text:span><text:span text:style-name="T8"> emerge --ask kdebase-meta</text:span></text:p>
      <text:p text:style-name="P6">Deasemenea sunt alte metapachete care pot fi instalate să întregească gama KDE: </text:p>
      <text:list xml:id="list398092412" text:style-name="WW8Num4">
        <text:list-item>
          <text:p text:style-name="P37"><text:soft-page-break/><text:a xlink:type="simple" xlink:href="http://packages.gentoo.org/package/kde-base/kdeaccessibility-meta"><text:span text:style-name="Internet_20_link"><text:span text:style-name="T4">kde-base/kdeaccessibility-meta</text:span></text:span></text:a><text:span text:style-name="T4">: Aplicații de acesibilitate și utilitate. </text:span></text:p>
        </text:list-item>
        <text:list-item>
          <text:p text:style-name="P53"><text:a xlink:type="simple" xlink:href="http://packages.gentoo.org/package/kde-base/kdeadmin-meta"><text:span text:style-name="Internet_20_link"><text:span text:style-name="T4">kde-base/kdeadmin-meta</text:span></text:span></text:a><text:span text:style-name="T4">: Unelte de adiministrare, care ajută la menținerea și administrarea sistemului. </text:span></text:p>
        </text:list-item>
        <text:list-item>
          <text:p text:style-name="P53"><text:a xlink:type="simple" xlink:href="http://packages.gentoo.org/package/kde-base/kdeartwork-meta"><text:span text:style-name="Internet_20_link"><text:span text:style-name="T4">kde-base/kdeartwork-meta</text:span></text:span></text:a><text:span text:style-name="T4">: Diferite teme, economizatoare de ecran, etc. </text:span></text:p>
        </text:list-item>
        <text:list-item>
          <text:p text:style-name="P53"><text:a xlink:type="simple" xlink:href="http://packages.gentoo.org/package/kde-base/kdebindings-meta"><text:span text:style-name="Internet_20_link"><text:span text:style-name="T4">kde-base/kdebindings-meta</text:span></text:span></text:a><text:span text:style-name="T4">: suport pentru diferite limbi. </text:span></text:p>
        </text:list-item>
        <text:list-item>
          <text:p text:style-name="P53"><text:a xlink:type="simple" xlink:href="http://packages.gentoo.org/package/kde-base/kdeedu-meta"><text:span text:style-name="Internet_20_link"><text:span text:style-name="T4">kde-base/kdeedu-meta</text:span></text:span></text:a><text:span text:style-name="T4">: aplicații pentru educație și jocuri. </text:span></text:p>
        </text:list-item>
        <text:list-item>
          <text:p text:style-name="P53"><text:a xlink:type="simple" xlink:href="http://packages.gentoo.org/package/kde-base/kdegames-meta"><text:span text:style-name="Internet_20_link"><text:span text:style-name="T4">kde-base/kdegames-meta</text:span></text:span></text:a><text:span text:style-name="T4">: jocuri standard pentru mediu grafic. </text:span></text:p>
        </text:list-item>
        <text:list-item>
          <text:p text:style-name="P53"><text:a xlink:type="simple" xlink:href="http://packages.gentoo.org/package/kde-base/kdegraphics-meta"><text:span text:style-name="Internet_20_link"><text:span text:style-name="T4">kde-base/kdegraphics-meta</text:span></text:span></text:a><text:span text:style-name="T4">: aplicații grafice pentru vizualizat poze, modificat poze, etc. </text:span></text:p>
        </text:list-item>
        <text:list-item>
          <text:p text:style-name="P53"><text:a xlink:type="simple" xlink:href="http://packages.gentoo.org/package/kde-base/kdemultimedia-meta"><text:span text:style-name="Internet_20_link"><text:span text:style-name="T4">kde-base/kdemultimedia-meta</text:span></text:span></text:a><text:span text:style-name="T4">:Aplicații de redare audio/video. </text:span></text:p>
        </text:list-item>
        <text:list-item>
          <text:p text:style-name="P53"><text:a xlink:type="simple" xlink:href="http://packages.gentoo.org/package/kde-base/kdenetwork-meta"><text:span text:style-name="Internet_20_link"><text:span text:style-name="T4">kde-base/kdenetwork-meta</text:span></text:span></text:a><text:span text:style-name="T4">: Utilitare de rețea si servicii VNC. </text:span></text:p>
        </text:list-item>
        <text:list-item>
          <text:p text:style-name="P53"><text:a xlink:type="simple" xlink:href="http://packages.gentoo.org/package/kde-base/kdepim-meta"><text:span text:style-name="Internet_20_link"><text:span text:style-name="T4">kde-base/kdepim-meta</text:span></text:span></text:a><text:span text:style-name="T4">: aplicații PIM cum ar fi emailer, addressbook, organizer, etc. </text:span></text:p>
        </text:list-item>
        <text:list-item>
          <text:p text:style-name="P53"><text:a xlink:type="simple" xlink:href="http://packages.gentoo.org/package/kde-base/kdesdk-meta"><text:span text:style-name="Internet_20_link"><text:span text:style-name="T4">kde-base/kdesdk-meta</text:span></text:span></text:a><text:span text:style-name="T4">: Diferite unelte pentru dezvoltare. </text:span></text:p>
        </text:list-item>
        <text:list-item>
          <text:p text:style-name="P53"><text:a xlink:type="simple" xlink:href="http://packages.gentoo.org/package/kde-base/kdetoys-meta"><text:span text:style-name="Internet_20_link"><text:span text:style-name="T4">kde-base/kdetoys-meta</text:span></text:span></text:a><text:span text:style-name="T4">: Aplicații gen jucării. </text:span></text:p>
        </text:list-item>
        <text:list-item>
          <text:p text:style-name="P53"><text:a xlink:type="simple" xlink:href="http://packages.gentoo.org/package/kde-base/kdeutils-meta"><text:span text:style-name="Internet_20_link"><text:span text:style-name="T4">kde-base/kdeutils-meta</text:span></text:span></text:a><text:span text:style-name="T4">: Aplicații grafice standard cum ar fi arhivatorul, calculatorul, etc.</text:span></text:p>
        </text:list-item>
        <text:list-item>
          <text:p text:style-name="P61"><text:a xlink:type="simple" xlink:href="http://packages.gentoo.org/package/kde-base/kdewebdev-meta"><text:span text:style-name="Internet_20_link"><text:span text:style-name="T4">kde-base/kdewebdev-meta</text:span></text:span></text:a><text:span text:style-name="T4">: Unelte pentru dezvoltare si creare aplicașii WEB. </text:span></text:p>
        </text:list-item>
      </text:list>
      <text:p text:style-name="P10">Localizarea</text:p>
      <text:p text:style-name="P3"><text:span text:style-name="T4">Pentru </text:span><text:a xlink:type="simple" xlink:href="http://wiki.gentoo.org/wiki/Localization"><text:span text:style-name="Internet_20_link"><text:span text:style-name="T4">localizare</text:span></text:span></text:a><text:span text:style-name="T4"> în KDE instalați </text:span><text:a xlink:type="simple" xlink:href="http://packages.gentoo.org/package/kde-base/kde-l10n"><text:span text:style-name="Internet_20_link"><text:span text:style-name="T4">kde-base/kde-l10n</text:span></text:span></text:a><text:span text:style-name="T4">. Dacă doriți suport pentru o singură limbă aleasă de dvs, definiți înainte de </text:span><text:span text:style-name="T5">LINGUAS</text:span><text:span text:style-name="T4"> USE flag, e.g. pentru limba germană: </text:span></text:p>
      <text:p text:style-name="P20"><text:span text:style-name="T4"> [</text:span><text:a xlink:type="simple" xlink:href="http://wiki.gentoo.org/wiki/KDE"><text:span text:style-name="Internet_20_link"><text:span text:style-name="T4">Collapse</text:span></text:span></text:a><text:span text:style-name="T4">] </text:span></text:p>
      <text:p text:style-name="P20"><text:span text:style-name="T12">File</text:span><text:span text:style-name="T13">/etc/portage/make.conf</text:span></text:p>
      <text:p text:style-name="P21"><text:line-break/></text:p>
      <text:p text:style-name="P22">LINGUAS="de"</text:p>
      <text:p text:style-name="P25"><text:span text:style-name="T11">root #</text:span><text:span text:style-name="T8"> emerge --ask kde-l10n</text:span></text:p>
      <text:p text:style-name="P3"><text:span text:style-name="T4">Pentru pachetele de localizare în </text:span><text:a xlink:type="simple" xlink:href="http://packages.gentoo.org/package/kde-base/kdepim-meta"><text:span text:style-name="Internet_20_link"><text:span text:style-name="T4">kde-base/kdepim-meta</text:span></text:span></text:a><text:span text:style-name="T4"> trebuie să instalați </text:span><text:a xlink:type="simple" xlink:href="http://packages.gentoo.org/package/kde-base/kdepim-l10n"><text:span text:style-name="Internet_20_link"><text:span text:style-name="T4">kde-base/kdepim-l10n</text:span></text:span></text:a><text:span text:style-name="T4">. </text:span></text:p>
      <text:p text:style-name="P3"><text:a xlink:type="simple" xlink:href="http://packages.gentoo.org/package/app-office/calligra"><text:span text:style-name="Internet_20_link"><text:span text:style-name="T4">app-office/calligra</text:span></text:span></text:a><text:span text:style-name="T4"> are pachet de localizare propriu deasemenea, </text:span><text:a xlink:type="simple" xlink:href="http://packages.gentoo.org/package/app-office/calligra-l10n"><text:span text:style-name="Internet_20_link"><text:span text:style-name="T4">app-office/calligra-l10n</text:span></text:span></text:a><text:span text:style-name="T4">. </text:span></text:p>
      <text:p text:style-name="P8">Configurare </text:p>
      <text:p text:style-name="P10">Serviciul de încărcare</text:p>
      <text:p text:style-name="P6">Setați <text:s/>KDM ca manager de afișare inițial: </text:p>
      <text:p text:style-name="P20"><text:soft-page-break/><text:span text:style-name="T4"> [</text:span><text:a xlink:type="simple" xlink:href="http://wiki.gentoo.org/wiki/KDE"><text:span text:style-name="Internet_20_link"><text:span text:style-name="T4">Collapse</text:span></text:span></text:a><text:span text:style-name="T4">] </text:span></text:p>
      <text:p text:style-name="P20"><text:span text:style-name="T12">File</text:span><text:span text:style-name="T13">/etc/conf.d/xdm</text:span></text:p>
      <text:p text:style-name="P21"><text:line-break/></text:p>
      <text:p text:style-name="P22">DISPLAYMANAGER="kdm"</text:p>
      <text:p text:style-name="P6">Pentru a porni KDE automat la încărcarea sistemului, adăugați xdm la privilegiul de rulare: </text:p>
      <text:p text:style-name="P25"><text:span text:style-name="T11">root #</text:span><text:span text:style-name="T8"> rc-update add xdm default</text:span></text:p>
      <text:p text:style-name="P6">Pentru a porni KDE acum rulați: </text:p>
      <text:p text:style-name="P25"><text:span text:style-name="T11">root #</text:span><text:span text:style-name="T8"> /etc/init.d/xdm start</text:span></text:p>
      <text:p text:style-name="P8">Software adițional</text:p>
      <text:p text:style-name="P10">Widgeturi</text:p>
      <text:p text:style-name="P3"><text:span text:style-name="T4">Multe widgeturi folositoare le puteți găsii în pachetul </text:span><text:a xlink:type="simple" xlink:href="http://packages.gentoo.org/package/kde-base/kdeplasma-addons"><text:span text:style-name="Internet_20_link"><text:span text:style-name="T4">kde-base/kdeplasma-addons</text:span></text:span></text:a><text:span text:style-name="T4">: </text:span></text:p>
      <text:p text:style-name="P25"><text:span text:style-name="T11">root #</text:span><text:span text:style-name="T8"> emerge --ask kdeplasma-addons</text:span></text:p>
      <text:p text:style-name="P1"/>
      <text:p text:style-name="P1"/>
      <text:p text:style-name="P29"><text:span text:style-name="T14">Mediul Xfce </text:span></text:p>
      <text:p text:style-name="P44">Top of Form</text:p>
      <text:p text:style-name="P40"><text:span text:style-name="T1">Conținut</text:span><text:span text:style-name="T2">: </text:span></text:p>
      <text:p text:style-name="P45">Bottom of Form</text:p>
      <text:p text:style-name="P29"><text:span text:style-name="T2">1.  Introducere</text:span></text:p>
      <text:p text:style-name="P28">Mediul grafic Xfce</text:p>
      <text:p text:style-name="P29"><text:a xlink:type="simple" xlink:href="http://www.xfce.org/"><text:span text:style-name="T9">Xfce</text:span></text:a><text:span text:style-name="T2"> este un mediu grafic rapid si usor pentru <text:s/>sistemle de operare asemanatoare Unix. Este creat pentru productivitate, este foarte configurabil și în același timp urmează specificațiile </text:span><text:a xlink:type="simple" xlink:href="http://www.freedesktop.org/"><text:span text:style-name="T9">Freedesktop</text:span></text:a><text:span text:style-name="T2"> . </text:span></text:p>
      <text:p text:style-name="P29"><text:span text:style-name="T2">Spre deosebire de mediile grafice mai ”greoaie”, cum ar fi </text:span><text:a xlink:type="simple" xlink:href="http://www.gnome.org/"><text:span text:style-name="T9">Gnome</text:span></text:a><text:span text:style-name="T2"> <text:s/>sau </text:span><text:a xlink:type="simple" xlink:href="http://www.kde.org/"><text:span text:style-name="T9">KDE</text:span></text:a><text:span text:style-name="T2">, Xfce foloseste foarte puține resurse. În plus, oferă modularitate excepțională și maipuține cerințe; folosește mai puțin spațiu pe hard disk și se instalează mai rapid. </text:span></text:p>
      <text:p text:style-name="P29"><text:span text:style-name="T2">Acest ghid nu doar că vă va arăta cum să instalați un mediu grafic minimal XFCE,dar vă va oferii obțiunea de a vă crea un mediu desktop complet având în prim plan filosofia Xfce: ușor, rapid și modular. </text:span></text:p>
      <text:p text:style-name="P29"><text:soft-page-break/><text:span text:style-name="T2">Ultima parte a acestui ghid afișază câteva comenzi care trebuiesc rulate după ce am făcut actualizare la ultima versiune xfce, <text:s/>așadar folosiți aceste comenzi dacă faceți update de la o versiune mai veche la cea curentă. </text:span></text:p>
      <text:p text:style-name="P29"><text:span text:style-name="T2">2.  Instalare <text:s/>Xfce</text:span></text:p>
      <text:p text:style-name="P28">Baza</text:p>
      <text:p text:style-name="P29"><text:span text:style-name="T2">Asigurați-vă că aveți configurat xorg corect conform </text:span><text:a xlink:type="simple" xlink:href="http://www.gentoo.org/doc/en/xorg-config.xml"><text:span text:style-name="T9">X Server Configuration Howto</text:span></text:a><text:span text:style-name="T2">. </text:span></text:p>
      <text:p text:style-name="P29"><text:span text:style-name="T2">Apoi verificați USE flags in /etc/portage/make.conf; probabil va trebuii să aveți setat cel puțin următoarele USE="-gnome -kde -minimal -qt4 dbus jpeg lock session startup-notification thunar udev X". </text:span></text:p>
      <text:p text:style-name="P29"><text:span text:style-name="T2">Acum că am setat variabilele în /etc/portage/make.conf, este timpul să instalăm Xfce. </text:span></text:p>
      <table:table table:name="Table1" table:style-name="Table1">
        <table:table-column table:style-name="Table1.A"/>
        <table:table-row table:style-name="Table1.1">
          <table:table-cell table:style-name="Table1.A1" office:value-type="string">
            <text:p text:style-name="P40"><text:span text:style-name="T2">Code Listing 2.1: Instalare Xfce</text:span></text:p>
          </table:table-cell>
        </table:table-row>
        <table:table-row table:style-name="Table1.1">
          <table:table-cell table:style-name="Table1.A2" office:value-type="string">
            <text:p text:style-name="P41"># emerge -avt xfce4-meta</text:p>
          </table:table-cell>
        </table:table-row>
      </table:table>
      <text:p text:style-name="P29"><text:span text:style-name="T2">Următorul pas, adăugați numele de utilizator la grupurile cdrom, cdrw, și usb , ca să monteze dispozitive precum camera, dispozitive virtuale și dispozitive USB. </text:span></text:p>
      <table:table table:name="Table2" table:style-name="Table2">
        <table:table-column table:style-name="Table2.A"/>
        <table:table-row table:style-name="Table2.1">
          <table:table-cell table:style-name="Table2.A1" office:value-type="string">
            <text:p text:style-name="P40"><text:span text:style-name="T2">Code Listing 2.2: Atribuirea utilizatorului unui grup hardware </text:span></text:p>
          </table:table-cell>
        </table:table-row>
        <table:table-row table:style-name="Table2.1">
          <table:table-cell table:style-name="Table2.A2" office:value-type="string">
            <text:p text:style-name="P39"><text:span text:style-name="T7">(înlocuiți username cu numele dvs de utilizator)</text:span></text:p>
            <text:p text:style-name="P41"># for x in cdrom cdrw usb ; do gpasswd -a username $x ; done</text:p>
          </table:table-cell>
        </table:table-row>
      </table:table>
      <text:p text:style-name="P29"><text:span text:style-name="T2">Apoi actualizați variabilele de mediu: </text:span></text:p>
      <table:table table:name="Table3" table:style-name="Table3">
        <table:table-column table:style-name="Table3.A"/>
        <table:table-row table:style-name="Table3.1">
          <table:table-cell table:style-name="Table3.A1" office:value-type="string">
            <text:p text:style-name="P40"><text:bookmark text:name="doc_chap2_pre3"/><text:span text:style-name="T2">Code Listing 2.3: Actualizarea variabilelor de mediu</text:span></text:p>
          </table:table-cell>
        </table:table-row>
        <table:table-row table:style-name="Table3.1">
          <table:table-cell table:style-name="Table3.A2" office:value-type="string">
            <text:p text:style-name="P41"># env-update &amp;&amp; source /etc/profile</text:p>
          </table:table-cell>
        </table:table-row>
      </table:table>
      <text:p text:style-name="P29"><text:span text:style-name="T2">Veți avea deasemenea nevoie de un terminal grafic ca să lucrați în noul dvs mediu grafic. x11-terms/xfce4-terminal este o alegere bună, și este conceput special pentru mediul Xfce. Instalați terminalul folosind comanda: </text:span></text:p>
      <table:table table:name="Table4" table:style-name="Table4">
        <table:table-column table:style-name="Table4.A"/>
        <table:table-row table:style-name="Table4.1">
          <table:table-cell table:style-name="Table4.A1" office:value-type="string">
            <text:p text:style-name="P40"><text:bookmark text:name="doc_chap2_pre4"/><text:span text:style-name="T2">Code Listing 2.4: Instalare terminal</text:span></text:p>
          </table:table-cell>
        </table:table-row>
        <table:table-row table:style-name="Table4.1">
          <table:table-cell table:style-name="Table4.A2" office:value-type="string">
            <text:p text:style-name="P41"># emerge x11-terms/xfce4-terminal</text:p>
          </table:table-cell>
        </table:table-row>
      </table:table>
      <text:p text:style-name="P29"><text:span text:style-name="T2">3.  Configurare Xfce</text:span></text:p>
      <text:p text:style-name="P29"><text:span text:style-name="T2">Pornirea Xfce</text:span></text:p>
      <text:p text:style-name="P29"><text:span text:style-name="T2">Acum că Xfce este instalat, va trebui să îl setăm ca sistem grafic primar pentru a porni când dăm comanda startx.Ieșiți din root shell și logați-vă ca utilizator. </text:span></text:p>
      <table:table table:name="Table5" table:style-name="Table5">
        <table:table-column table:style-name="Table5.A"/>
        <table:table-row table:style-name="Table5.1">
          <table:table-cell table:style-name="Table5.A1" office:value-type="string">
            <text:p text:style-name="P40"><text:span text:style-name="T2">Code Listing 3.1: Setare xfce ca sistem grafic implicit</text:span></text:p>
          </table:table-cell>
        </table:table-row>
        <text:soft-page-break/>
        <table:table-row table:style-name="Table5.1">
          <table:table-cell table:style-name="Table5.A2" office:value-type="string">
            <text:p text:style-name="P41">$ echo "exec startxfce4" &gt; ~/.xinitrc</text:p>
          </table:table-cell>
        </table:table-row>
      </table:table>
      <text:p text:style-name="P42"/>
      <table:table table:name="Table6" table:style-name="Table6">
        <table:table-column table:style-name="Table6.A"/>
        <table:table-row table:style-name="Table6.1">
          <table:table-cell table:style-name="Table6.A1" office:value-type="string">
            <text:p text:style-name="P40"><text:span text:style-name="T1">Notă: </text:span><text:span text:style-name="T17">Dacă aveți</text:span><text:span text:style-name="T2"> ConsoleKit instalat, <text:s/>~/.xinitrc ar trebui să conțină exec startxfce4 --with-ck-launch. În mod contrar, anumite aplicații ar putea să nu funcționeze. Posibil să trebuiască să adăugați consolekit la nivelul de rulare implicit prin rularea următoarei comenzi ca root: rc-update add consolekit default. </text:span></text:p>
          </table:table-cell>
        </table:table-row>
      </table:table>
      <text:p text:style-name="P29"><text:span text:style-name="T2">Acum puteti intra în noul mediu grafic prin comanda <text:s/>startx: </text:span></text:p>
      <table:table table:name="Table7" table:style-name="Table7">
        <table:table-column table:style-name="Table7.A"/>
        <table:table-row table:style-name="Table7.1">
          <table:table-cell table:style-name="Table7.A1" office:value-type="string">
            <text:p text:style-name="P40"><text:span text:style-name="T2">Code Listing 3.2: Pornire Xfce</text:span></text:p>
          </table:table-cell>
        </table:table-row>
        <table:table-row table:style-name="Table7.1">
          <table:table-cell table:style-name="Table7.A2" office:value-type="string">
            <text:p text:style-name="P41">$ startx</text:p>
          </table:table-cell>
        </table:table-row>
      </table:table>
      <text:p text:style-name="P29"><text:span text:style-name="T2">Felicitări, bine ați venit în noul dvs mediu grafic Xfce. </text:span></text:p>
      <text:p text:style-name="P28">Sesiune &amp; pornire la încărcarea sistemului</text:p>
      <text:p text:style-name="P29"><text:span text:style-name="T2">Dacă a-ți instalat (sau plănuiți să instalați) aplicații Gnome sau KDE precum k3b, nautilus, kmail, evolution, etc. Ar trebuii să vă asigurați că <text:s/>Xfce pornește serviciile necesare ca aceste aplicații să pornească. Navigați la Menu --&gt; Settings --&gt; Sessions &amp; Startup. Pe obțiunea "Advanced", select căsuța implicită. Acest lucru ar putea să îmbunătățească timpul de pornire al mediului Xfce, dar crește timpul de încărcare pentru aplicațiile KDE and Gnome. </text:span></text:p>
      <text:p text:style-name="P29"><text:span text:style-name="T2">Xfce poate să vă salveze setările sesiunii și programele care rulează din Tab-ul General în meniul Sessions &amp; Startup. Pot fi salvate automat când dați logout, sau Xfce vă poate întreba de fiecare dată când ieșiti din mediul grafic.Această obțiune este foarte folositoare atunci când configurați greșit ceva în mediul Xfce. A-și sters un panou din greșală? Selectați "No" când sunteți întrebat să salvați settările din sesiunea curentă, si data viitoare când porniți Xfce, vechile setări vor fi restaurate. Vreți ca aplicațiile preferate precum webbrowser, terminal și email să fie lansate în mod automatcând vă logați? Salvați sesiunea înainte de a vă deloga. </text:span></text:p>
      <text:p text:style-name="P28">Logare în modul grafic</text:p>
      <text:p text:style-name="P29"><text:span text:style-name="T2">Vă amintiți când am adăugat startxfce4 la ~/.xinitrc? Tot ceea ce trebuia să faceți ca să intrați în mediul grafic era să dați comanda startx. Acest lucru este în regulă dacă preferați încărcarea sistemului și logarea în mod text,dar haide-ți să folosim un manager grafic care să încarce în mod automat Xfce la încărcarea sistemului (ca să vă puteți loga în modul grafic). </text:span></text:p>
      <text:p text:style-name="P29"><text:span text:style-name="T2">Mai întâi, haideți să ne asigurăm că Xfce se încarcă la boot: </text:span></text:p>
      <table:table table:name="Table8" table:style-name="Table8">
        <table:table-column table:style-name="Table8.A"/>
        <table:table-row table:style-name="Table8.1">
          <table:table-cell table:style-name="Table8.A1" office:value-type="string">
            <text:p text:style-name="P40"><text:span text:style-name="T2">Code Listing 3.3: Adăugare xdm la nivelul de execuție implicit</text:span></text:p>
          </table:table-cell>
        </table:table-row>
        <table:table-row table:style-name="Table8.1">
          <table:table-cell table:style-name="Table8.A2" office:value-type="string">
            <text:p text:style-name="P41"># rc-update add xdm default</text:p>
          </table:table-cell>
        </table:table-row>
      </table:table>
      <text:p text:style-name="P29"><text:span text:style-name="T2">Nu am termiant încă. Trebuie să alegem un manager de afisare graficși să setăm variabilele corespunzătoare. Deșii sunt câteva obțiuni în Portage, pentru acest ghid, folosim LXDM. </text:span></text:p>
      <text:p text:style-name="P28"/>
      <table:table table:name="Table9" table:style-name="Table9">
        <table:table-column table:style-name="Table9.A"/>
        <text:soft-page-break/>
        <table:table-row table:style-name="Table9.1">
          <table:table-cell table:style-name="Table9.A1" office:value-type="string">
            <text:p text:style-name="P40"><text:span text:style-name="T2">Code Listing 3.4: Instalare LXDM</text:span></text:p>
          </table:table-cell>
        </table:table-row>
        <table:table-row table:style-name="Table9.1">
          <table:table-cell table:style-name="Table9.A2" office:value-type="string">
            <text:p text:style-name="P41"># emerge –av lxdm</text:p>
          </table:table-cell>
        </table:table-row>
      </table:table>
      <text:p text:style-name="P42"/>
      <table:table table:name="Table10" table:style-name="Table10">
        <table:table-column table:style-name="Table10.A"/>
        <table:table-row table:style-name="Table10.1">
          <table:table-cell table:style-name="Table10.A1" office:value-type="string">
            <text:p text:style-name="P43"/>
          </table:table-cell>
        </table:table-row>
      </table:table>
      <text:p text:style-name="P29"><text:span text:style-name="T2">Pentru a edita variabila DISPLAYMANAGER mergem în /etc/conf.d/xdm: </text:span></text:p>
      <table:table table:name="Table11" table:style-name="Table11">
        <table:table-column table:style-name="Table11.A"/>
        <table:table-row table:style-name="Table11.1">
          <table:table-cell table:style-name="Table11.A1" office:value-type="string">
            <text:p text:style-name="P40"><text:span text:style-name="T2">Code Listing 3.5: Editare /etc/conf.d/xdm</text:span></text:p>
          </table:table-cell>
        </table:table-row>
        <table:table-row table:style-name="Table11.1">
          <table:table-cell table:style-name="Table11.A2" office:value-type="string">
            <text:p text:style-name="P39"><text:span text:style-name="T7">DISPLAYMANAGER="lxdm"</text:span></text:p>
          </table:table-cell>
        </table:table-row>
      </table:table>
      <text:p text:style-name="P29"><text:span text:style-name="T2">LXDM poate porni automat sesiune XFCE dacă adăugați <text:s/>XSESSION="Xfce4" la /etc/env.d/90xsession: </text:span></text:p>
      <table:table table:name="Table12" table:style-name="Table12">
        <table:table-column table:style-name="Table12.A"/>
        <table:table-row table:style-name="Table12.1">
          <table:table-cell table:style-name="Table12.A1" office:value-type="string">
            <text:p text:style-name="P40"><text:bookmark text:name="doc_chap4_pre5"/><text:span text:style-name="T2">Code Listing 3.6: Setări XSESSION</text:span></text:p>
          </table:table-cell>
        </table:table-row>
        <table:table-row table:style-name="Table12.1">
          <table:table-cell table:style-name="Table12.A2" office:value-type="string">
            <text:p text:style-name="P41"># echo XSESSION=\"Xfce4\" &gt; /etc/env.d/90xsession</text:p>
            <text:p text:style-name="P41"># env-update &amp;&amp; source /etc/profile</text:p>
          </table:table-cell>
        </table:table-row>
      </table:table>
      <text:p text:style-name="P29"><text:bookmark-start text:name="doc_chap5_sect2"/><text:span text:style-name="T2">Upgradare Xfce</text:span><text:bookmark-end text:name="doc_chap5_sect2"/></text:p>
      <text:p text:style-name="P29"><text:span text:style-name="T2">Dacă faceți upgrade la Xfcede la o versiune anterioară (4.x), va trebuii să ștergeți chache-ul sesiun ii și profiles, deoarece sunt incompatibile cu noile versiuni care apar. Pentru fiecare utilizatori (dacă aveți mai mulți), rulați următoarele comenzi: </text:span></text:p>
      <table:table table:name="Table13" table:style-name="Table13">
        <table:table-column table:style-name="Table13.A"/>
        <table:table-row table:style-name="Table13.1">
          <table:table-cell table:style-name="Table13.A1" office:value-type="string">
            <text:p text:style-name="P40"><text:bookmark text:name="doc_chap5_pre1"/><text:span text:style-name="T2">Code Listing 3.7: Stergerea sesiunii vechi si cache</text:span></text:p>
          </table:table-cell>
        </table:table-row>
        <table:table-row table:style-name="Table13.1">
          <table:table-cell table:style-name="Table13.A2" office:value-type="string">
            <text:p text:style-name="P41">$ rm -r ~/.cache/sessions</text:p>
            <text:p text:style-name="P41">$ rm -r ~/.config/xfce*</text:p>
            <text:p text:style-name="P41">$ rm -r ~/.config/Thunar</text:p>
          </table:table-cell>
        </table:table-row>
      </table:table>
      <text:p text:style-name="P29"><text:span text:style-name="T2">Utilizatorii vor avea o nouă interfață dar vor pierde vechile setări personalizate. Din păcate momentan nu există o metodă de a migra setările de la o versiune Xfce la alta.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paragraph-properties fo:margin="100%"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24z0" style:family="text">
      <style:text-properties style:font-name="Symbol" fo:font-size="10pt" style:font-size-asian="10pt" style:font-name-complex="Symbol"/>
    </style:style>
    <style:style style:name="WW8Num24z2" style:family="text">
      <style:text-properties style:font-name="Wingdings" fo:font-size="10pt" style:font-size-asian="10pt" style:font-name-complex="Wingdings"/>
    </style:style>
    <style:style style:name="Internet_20_link" style:display-name="Internet link" style:family="text">
      <style:text-properties fo:color="#0000ff" style:text-underline-style="solid" style:text-underline-width="auto" style:text-underline-color="font-color"/>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31z0" style:family="text">
      <style:text-properties style:font-name="Symbol" fo:font-size="10pt" style:font-size-asian="10pt" style:font-name-complex="Symbol"/>
    </style:style>
    <style:style style:name="WW8Num31z1" style:family="text">
      <style:text-properties style:font-name="Courier New" fo:font-size="10pt" style:font-size-asian="10pt" style:font-name-complex="Courier New"/>
    </style:style>
    <style:style style:name="WW8Num31z2" style:family="text">
      <style:text-properties style:font-name="Wingdings" fo:font-size="10pt" style:font-size-asian="10pt" style:font-name-complex="Wingdings"/>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35z0" style:family="text">
      <style:text-properties style:font-name="Symbol" fo:font-size="10pt" style:font-size-asian="10pt" style:font-name-complex="Symbol"/>
    </style:style>
    <style:style style:name="WW8Num35z1" style:family="text">
      <style:text-properties style:font-name="Courier New" fo:font-size="10pt" style:font-size-asian="10pt" style:font-name-complex="Courier New"/>
    </style:style>
    <style:style style:name="WW8Num35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9:04:16.46</meta:creation-date>
    <dc:date>2013-03-12T19:32:52</dc:date>
    <meta:editing-duration>P0D</meta:editing-duration>
    <meta:editing-cycles>2</meta:editing-cycles>
    <meta:generator>LibreOffice/3.6$Linux_X86_64 LibreOffice_project/360m1$Build-3</meta:generator>
    <meta:document-statistic meta:table-count="30" meta:image-count="0" meta:object-count="0" meta:page-count="14" meta:paragraph-count="309" meta:word-count="3604" meta:character-count="24101" meta:non-whitespace-character-count="20549"/>
  </office:meta>
</office:document-meta>
</file>